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208d8e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2b55f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paragraph-rsid="00233c11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3ae32" style:font-size-asian="10pt" style:font-name-complex="DejaVu Sans Mono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4ac8b" style:font-size-asian="10pt" style:font-name-complex="DejaVu Sans Mono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32" style:family="paragraph" style:parent-style-name="Texte_20_brut">
      <style:text-properties officeooo:paragraph-rsid="0012c3bd"/>
    </style:style>
    <style:style style:name="P33" style:family="paragraph" style:parent-style-name="Texte_20_brut">
      <style:text-properties officeooo:paragraph-rsid="001f2c8a"/>
    </style:style>
    <style:style style:name="P34" style:family="paragraph" style:parent-style-name="Texte_20_brut">
      <style:text-properties officeooo:paragraph-rsid="0023ae32"/>
    </style:style>
    <style:style style:name="P35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36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1aa57c" officeooo:paragraph-rsid="001aa57c" style:font-size-asian="10pt" style:font-name-complex="DejaVu Sans Mono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rsid="0022b55f" officeooo:paragraph-rsid="0022b55f" style:font-size-asian="10pt" style:font-name-complex="DejaVu Sans Mono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rsid="0022b55f" officeooo:paragraph-rsid="00233c11" style:font-size-asian="10pt" style:font-name-complex="DejaVu Sans Mono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45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46" style:family="paragraph" style:parent-style-name="Texte_20_brut">
      <style:text-properties style:font-name="DejaVu Sans Mono" fo:font-size="10pt" fo:language="pt" fo:country="BR" officeooo:paragraph-rsid="0029d6ce" style:font-size-asian="10pt" style:font-name-complex="DejaVu Sans Mono" style:font-size-complex="10pt"/>
    </style:style>
    <style:style style:name="P47" style:family="paragraph" style:parent-style-name="Texte_20_brut">
      <style:text-properties style:font-name="DejaVu Sans Mono" fo:font-size="10pt" fo:language="pt" fo:country="BR" officeooo:rsid="0029d6ce" officeooo:paragraph-rsid="0029d6ce" style:font-size-asian="10pt" style:font-name-complex="DejaVu Sans Mono" style:font-size-complex="10pt"/>
    </style:style>
    <style:style style:name="P48" style:family="paragraph" style:parent-style-name="Texte_20_brut">
      <style:text-properties style:font-name="DejaVu Sans Mono" fo:font-size="10pt" fo:language="pt" fo:country="BR" officeooo:rsid="002a69e8" officeooo:paragraph-rsid="002a69e8" style:font-size-asian="10pt" style:font-name-complex="DejaVu Sans Mono" style:font-size-complex="10pt"/>
    </style:style>
    <style:style style:name="P49" style:family="paragraph" style:parent-style-name="Texte_20_brut">
      <style:text-properties style:font-name="DejaVu Sans Mono" fo:font-size="10pt" fo:language="pt" fo:country="BR" officeooo:paragraph-rsid="002a69e8" style:font-size-asian="10pt" style:font-name-complex="DejaVu Sans Mono" style:font-size-complex="10pt"/>
    </style:style>
    <style:style style:name="P50" style:family="paragraph" style:parent-style-name="Texte_20_brut">
      <style:text-properties style:font-name="DejaVu Sans Mono" fo:font-size="10pt" fo:language="pt" fo:country="BR" officeooo:paragraph-rsid="002c07a0" style:font-size-asian="10pt" style:font-name-complex="DejaVu Sans Mono" style:font-size-complex="10pt"/>
    </style:style>
    <style:style style:name="P51" style:family="paragraph" style:parent-style-name="Texte_20_brut">
      <style:text-properties style:font-name="DejaVu Sans Mono" fo:font-size="10pt" fo:language="pt" fo:country="BR" officeooo:rsid="002df381" officeooo:paragraph-rsid="002df381" style:font-size-asian="10pt" style:font-name-complex="DejaVu Sans Mono" style:font-size-complex="10pt"/>
    </style:style>
    <style:style style:name="P52" style:family="paragraph" style:parent-style-name="Texte_20_brut">
      <style:text-properties style:font-name="DejaVu Sans Mono" fo:font-size="10pt" fo:language="pt" fo:country="BR" officeooo:paragraph-rsid="002df381" style:font-size-asian="10pt" style:font-name-complex="DejaVu Sans Mono" style:font-size-complex="10pt"/>
    </style:style>
    <style:style style:name="P53" style:family="paragraph" style:parent-style-name="Texte_20_brut">
      <style:text-properties style:font-name="DejaVu Sans Mono" fo:font-size="10pt" fo:language="pt" fo:country="BR" officeooo:paragraph-rsid="002efafb" style:font-size-asian="10pt" style:font-name-complex="DejaVu Sans Mono" style:font-size-complex="10pt"/>
    </style:style>
    <style:style style:name="P54" style:family="paragraph" style:parent-style-name="Texte_20_brut">
      <style:text-properties style:font-name="DejaVu Sans Mono" fo:font-size="10pt" fo:language="pt" fo:country="BR" officeooo:rsid="002efafb" officeooo:paragraph-rsid="002efafb" style:font-size-asian="10pt" style:font-name-complex="DejaVu Sans Mono" style:font-size-complex="10pt"/>
    </style:style>
    <style:style style:name="P55" style:family="paragraph" style:parent-style-name="Texte_20_brut">
      <style:text-properties style:font-name="DejaVu Sans Mono" fo:font-size="10pt" fo:language="pt" fo:country="BR" officeooo:rsid="003066c4" officeooo:paragraph-rsid="003066c4" style:font-size-asian="10pt" style:font-name-complex="DejaVu Sans Mono" style:font-size-complex="10pt"/>
    </style:style>
    <style:style style:name="P56" style:family="paragraph" style:parent-style-name="Texte_20_brut">
      <style:text-properties style:font-name="DejaVu Sans Mono" fo:font-size="10pt" fo:language="pt" fo:country="BR" officeooo:paragraph-rsid="003066c4" style:font-size-asian="10pt" style:font-name-complex="DejaVu Sans Mono" style:font-size-complex="10pt"/>
    </style:style>
    <style:style style:name="P57" style:family="paragraph" style:parent-style-name="Texte_20_brut">
      <style:text-properties style:font-name="DejaVu Sans Mono" fo:font-size="10pt" fo:language="pt" fo:country="BR" officeooo:paragraph-rsid="00322600" style:font-size-asian="10pt" style:font-name-complex="DejaVu Sans Mono" style:font-size-complex="10pt"/>
    </style:style>
    <style:style style:name="P58" style:family="paragraph" style:parent-style-name="Texte_20_brut">
      <style:text-properties style:font-name="DejaVu Sans Mono" fo:font-size="10pt" fo:language="pt" fo:country="BR" officeooo:rsid="003306aa" officeooo:paragraph-rsid="003306aa" style:font-size-asian="10pt" style:font-name-complex="DejaVu Sans Mono" style:font-size-complex="10pt"/>
    </style:style>
    <style:style style:name="P59" style:family="paragraph" style:parent-style-name="Texte_20_brut">
      <style:text-properties style:font-name="DejaVu Sans Mono" fo:font-size="10pt" fo:language="pt" fo:country="BR" officeooo:paragraph-rsid="0034012d" style:font-size-asian="10pt" style:font-name-complex="DejaVu Sans Mono" style:font-size-complex="10pt"/>
    </style:style>
    <style:style style:name="P60" style:family="paragraph" style:parent-style-name="Texte_20_brut">
      <style:text-properties style:font-name="DejaVu Sans Mono" fo:font-size="10pt" fo:language="pt" fo:country="BR" officeooo:rsid="00346934" officeooo:paragraph-rsid="00346934" style:font-size-asian="10pt" style:font-name-complex="DejaVu Sans Mono" style:font-size-complex="10pt"/>
    </style:style>
    <style:style style:name="P61" style:family="paragraph" style:parent-style-name="Texte_20_brut">
      <style:text-properties style:font-name="DejaVu Sans Mono" fo:font-size="10pt" fo:language="pt" fo:country="BR" officeooo:paragraph-rsid="00346934" style:font-size-asian="10pt" style:font-name-complex="DejaVu Sans Mono" style:font-size-complex="10pt"/>
    </style:style>
    <style:style style:name="P62" style:family="paragraph" style:parent-style-name="Texte_20_brut">
      <style:text-properties style:font-name="DejaVu Sans Mono" fo:font-size="10pt" fo:language="pt" fo:country="BR" officeooo:paragraph-rsid="00348208" style:font-size-asian="10pt" style:font-name-complex="DejaVu Sans Mono" style:font-size-complex="10pt"/>
    </style:style>
    <style:style style:name="P63" style:family="paragraph" style:parent-style-name="Texte_20_brut">
      <style:text-properties style:font-name="DejaVu Sans Mono" fo:font-size="10pt" fo:language="pt" fo:country="BR" officeooo:rsid="00348208" officeooo:paragraph-rsid="00348208" style:font-size-asian="10pt" style:font-name-complex="DejaVu Sans Mono" style:font-size-complex="10pt"/>
    </style:style>
    <style:style style:name="P64" style:family="paragraph" style:parent-style-name="Texte_20_brut">
      <style:text-properties style:font-name="DejaVu Sans Mono" fo:font-size="10pt" fo:language="pt" fo:country="BR" officeooo:rsid="0035e285" officeooo:paragraph-rsid="0035e285" style:font-size-asian="10pt" style:font-name-complex="DejaVu Sans Mono" style:font-size-complex="10pt"/>
    </style:style>
    <style:style style:name="P65" style:family="paragraph" style:parent-style-name="Texte_20_brut">
      <style:text-properties style:font-name="DejaVu Sans Mono" fo:font-size="10pt" fo:language="pt" fo:country="BR" officeooo:paragraph-rsid="0035e285" style:font-size-asian="10pt" style:font-name-complex="DejaVu Sans Mono" style:font-size-complex="10pt"/>
    </style:style>
    <style:style style:name="P66" style:family="paragraph" style:parent-style-name="Texte_20_brut">
      <style:text-properties style:font-name="DejaVu Sans Mono" fo:font-size="10pt" fo:language="pt" fo:country="BR" officeooo:rsid="0036fcc6" officeooo:paragraph-rsid="0036fcc6" style:font-size-asian="10pt" style:font-name-complex="DejaVu Sans Mono" style:font-size-complex="10pt"/>
    </style:style>
    <style:style style:name="P67" style:family="paragraph" style:parent-style-name="Texte_20_brut">
      <style:text-properties style:font-name="DejaVu Sans Mono" fo:font-size="10pt" fo:language="pt" fo:country="BR" officeooo:rsid="00376a5d" officeooo:paragraph-rsid="00376a5d" style:font-size-asian="10pt" style:font-name-complex="DejaVu Sans Mono" style:font-size-complex="10pt"/>
    </style:style>
    <style:style style:name="P68" style:family="paragraph" style:parent-style-name="Texte_20_brut">
      <style:text-properties style:font-name="DejaVu Sans Mono" fo:font-size="10pt" fo:language="pt" fo:country="BR" officeooo:rsid="0038f0e5" officeooo:paragraph-rsid="0038f0e5" style:font-size-asian="10pt" style:font-name-complex="DejaVu Sans Mono" style:font-size-complex="10pt"/>
    </style:style>
    <style:style style:name="P69" style:family="paragraph" style:parent-style-name="Texte_20_brut">
      <style:text-properties style:font-name="DejaVu Sans Mono" fo:font-size="10pt" fo:language="pt" fo:country="BR" officeooo:rsid="00394291" officeooo:paragraph-rsid="00394291" style:font-size-asian="10pt" style:font-name-complex="DejaVu Sans Mono" style:font-size-complex="10pt"/>
    </style:style>
    <style:style style:name="P70" style:family="paragraph" style:parent-style-name="Texte_20_brut">
      <style:text-properties style:font-name="DejaVu Sans Mono" fo:font-size="10pt" fo:language="pt" fo:country="BR" officeooo:paragraph-rsid="00394291" style:font-size-asian="10pt" style:font-name-complex="DejaVu Sans Mono" style:font-size-complex="10pt"/>
    </style:style>
    <style:style style:name="P71" style:family="paragraph" style:parent-style-name="Texte_20_brut">
      <style:text-properties style:font-name="DejaVu Sans Mono" fo:font-size="10pt" fo:language="pt" fo:country="BR" officeooo:rsid="003a6abf" officeooo:paragraph-rsid="003a6abf" style:font-size-asian="10pt" style:font-name-complex="DejaVu Sans Mono" style:font-size-complex="10pt"/>
    </style:style>
    <style:style style:name="P72" style:family="paragraph" style:parent-style-name="Texte_20_brut">
      <style:text-properties style:font-name="DejaVu Sans Mono" fo:font-size="10pt" fo:language="pt" fo:country="BR" officeooo:paragraph-rsid="003a6abf" style:font-size-asian="10pt" style:font-name-complex="DejaVu Sans Mono" style:font-size-complex="10pt"/>
    </style:style>
    <style:style style:name="P73" style:family="paragraph" style:parent-style-name="Texte_20_brut">
      <style:text-properties style:font-name="DejaVu Sans Mono" fo:font-size="10pt" fo:language="pt" fo:country="BR" officeooo:paragraph-rsid="003b8b3c" style:font-size-asian="10pt" style:font-name-complex="DejaVu Sans Mono" style:font-size-complex="10pt"/>
    </style:style>
    <style:style style:name="P74" style:family="paragraph" style:parent-style-name="Texte_20_brut">
      <style:text-properties style:font-name="DejaVu Sans Mono" fo:font-size="10pt" fo:language="pt" fo:country="BR" officeooo:rsid="003c05b8" officeooo:paragraph-rsid="003c05b8" style:font-size-asian="10pt" style:font-name-complex="DejaVu Sans Mono" style:font-size-complex="10pt"/>
    </style:style>
    <style:style style:name="P75" style:family="paragraph" style:parent-style-name="Texte_20_brut">
      <style:text-properties style:font-name="DejaVu Sans Mono" fo:font-size="10pt" fo:language="pt" fo:country="BR" officeooo:paragraph-rsid="003c05b8" style:font-size-asian="10pt" style:font-name-complex="DejaVu Sans Mono" style:font-size-complex="10pt"/>
    </style:style>
    <style:style style:name="P76" style:family="paragraph" style:parent-style-name="Texte_20_brut">
      <style:text-properties style:font-name="DejaVu Sans Mono" fo:font-size="10pt" fo:language="pt" fo:country="BR" officeooo:paragraph-rsid="003dd8fa" style:font-size-asian="10pt" style:font-name-complex="DejaVu Sans Mono" style:font-size-complex="10pt"/>
    </style:style>
    <style:style style:name="P77" style:family="paragraph" style:parent-style-name="Texte_20_brut">
      <style:text-properties style:font-name="DejaVu Sans Mono" fo:font-size="10pt" fo:language="pt" fo:country="BR" officeooo:rsid="003dd8fa" officeooo:paragraph-rsid="003dd8fa" style:font-size-asian="10pt" style:font-name-complex="DejaVu Sans Mono" style:font-size-complex="10pt"/>
    </style:style>
    <style:style style:name="P78" style:family="paragraph" style:parent-style-name="Texte_20_brut">
      <style:text-properties style:font-name="DejaVu Sans Mono" fo:font-size="10pt" fo:language="pt" fo:country="BR" officeooo:rsid="003f3d4e" style:font-size-asian="10pt" style:font-name-complex="DejaVu Sans Mono" style:font-size-complex="10pt"/>
    </style:style>
    <style:style style:name="P79" style:family="paragraph" style:parent-style-name="Texte_20_brut">
      <style:text-properties style:font-name="DejaVu Sans Mono" fo:font-size="10pt" fo:language="pt" fo:country="BR" officeooo:rsid="003f3d4e" officeooo:paragraph-rsid="003f3d4e" style:font-size-asian="10pt" style:font-name-complex="DejaVu Sans Mono" style:font-size-complex="10pt"/>
    </style:style>
    <style:style style:name="P80" style:family="paragraph" style:parent-style-name="Texte_20_brut">
      <style:text-properties style:font-name="DejaVu Sans Mono" fo:font-size="10pt" fo:language="pt" fo:country="BR" officeooo:paragraph-rsid="003f3d4e" style:font-size-asian="10pt" style:font-name-complex="DejaVu Sans Mono" style:font-size-complex="10pt"/>
    </style:style>
    <style:style style:name="P81" style:family="paragraph" style:parent-style-name="Texte_20_brut">
      <style:text-properties style:font-name="DejaVu Sans Mono" fo:font-size="10pt" fo:language="pt" fo:country="BR" officeooo:paragraph-rsid="003fff80" style:font-size-asian="10pt" style:font-name-complex="DejaVu Sans Mono" style:font-size-complex="10pt"/>
    </style:style>
    <style:style style:name="P82" style:family="paragraph" style:parent-style-name="Texte_20_brut">
      <style:text-properties style:font-name="DejaVu Sans Mono" fo:font-size="10pt" fo:language="pt" fo:country="BR" officeooo:rsid="003fff80" officeooo:paragraph-rsid="003fff80" style:font-size-asian="10pt" style:font-name-complex="DejaVu Sans Mono" style:font-size-complex="10pt"/>
    </style:style>
    <style:style style:name="P83" style:family="paragraph" style:parent-style-name="Texte_20_brut">
      <style:text-properties officeooo:paragraph-rsid="00394291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  <style:style style:name="T17" style:family="text">
      <style:text-properties officeooo:rsid="00208d8e"/>
    </style:style>
    <style:style style:name="T18" style:family="text">
      <style:text-properties officeooo:rsid="00225e4a"/>
    </style:style>
    <style:style style:name="T19" style:family="text">
      <style:text-properties officeooo:rsid="0022b55f"/>
    </style:style>
    <style:style style:name="T20" style:family="text">
      <style:text-properties officeooo:rsid="00233c11"/>
    </style:style>
    <style:style style:name="T21" style:family="text">
      <style:text-properties officeooo:rsid="0023ae32"/>
    </style:style>
    <style:style style:name="T22" style:family="text">
      <style:text-properties officeooo:rsid="0024ac8b"/>
    </style:style>
    <style:style style:name="T23" style:family="text">
      <style:text-properties officeooo:rsid="00255be7"/>
    </style:style>
    <style:style style:name="T24" style:family="text">
      <style:text-properties officeooo:rsid="002724cd"/>
    </style:style>
    <style:style style:name="T25" style:family="text">
      <style:text-properties officeooo:rsid="00284475"/>
    </style:style>
    <style:style style:name="T26" style:family="text">
      <style:text-properties officeooo:rsid="0028ab65"/>
    </style:style>
    <style:style style:name="T27" style:family="text">
      <style:text-properties officeooo:rsid="0029d6ce"/>
    </style:style>
    <style:style style:name="T28" style:family="text">
      <style:text-properties officeooo:rsid="002a69e8"/>
    </style:style>
    <style:style style:name="T29" style:family="text">
      <style:text-properties officeooo:rsid="002c07a0"/>
    </style:style>
    <style:style style:name="T30" style:family="text">
      <style:text-properties officeooo:rsid="002df381"/>
    </style:style>
    <style:style style:name="T31" style:family="text">
      <style:text-properties officeooo:rsid="002efafb"/>
    </style:style>
    <style:style style:name="T32" style:family="text">
      <style:text-properties officeooo:rsid="003066c4"/>
    </style:style>
    <style:style style:name="T33" style:family="text">
      <style:text-properties officeooo:rsid="00322600"/>
    </style:style>
    <style:style style:name="T34" style:family="text">
      <style:text-properties officeooo:rsid="003306aa"/>
    </style:style>
    <style:style style:name="T35" style:family="text">
      <style:text-properties officeooo:rsid="0034012d"/>
    </style:style>
    <style:style style:name="T36" style:family="text">
      <style:text-properties officeooo:rsid="00346934"/>
    </style:style>
    <style:style style:name="T37" style:family="text">
      <style:text-properties officeooo:rsid="00348208"/>
    </style:style>
    <style:style style:name="T38" style:family="text">
      <style:text-properties officeooo:rsid="0035e285"/>
    </style:style>
    <style:style style:name="T39" style:family="text">
      <style:text-properties officeooo:rsid="0036fcc6"/>
    </style:style>
    <style:style style:name="T40" style:family="text">
      <style:text-properties officeooo:rsid="00376a5d"/>
    </style:style>
    <style:style style:name="T41" style:family="text">
      <style:text-properties officeooo:rsid="0038f0e5"/>
    </style:style>
    <style:style style:name="T42" style:family="text">
      <style:text-properties officeooo:rsid="00394291"/>
    </style:style>
    <style:style style:name="T43" style:family="text">
      <style:text-properties officeooo:rsid="003a6abf"/>
    </style:style>
    <style:style style:name="T44" style:family="text">
      <style:text-properties officeooo:rsid="003b8b3c"/>
    </style:style>
    <style:style style:name="T45" style:family="text">
      <style:text-properties officeooo:rsid="003c05b8"/>
    </style:style>
    <style:style style:name="T46" style:family="text">
      <style:text-properties officeooo:rsid="003dd8fa"/>
    </style:style>
    <style:style style:name="T47" style:family="text">
      <style:text-properties officeooo:rsid="003f3d4e"/>
    </style:style>
    <style:style style:name="T48" style:family="text">
      <style:text-properties officeooo:rsid="003fff80"/>
    </style:style>
    <style:style style:name="T49" style:family="text">
      <style:text-properties officeooo:rsid="0041a8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32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3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14"><text:span text:style-name="T12">Assim sendo, na terça</text:span>,</text:p>
      <text:p text:style-name="P14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14">v<text:span text:style-name="T12">ão anunciar uma presença</text:span></text:p>
      <text:p text:style-name="P37">bem mais ostensiva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15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 :09.23 00:10:13.03 <text:s/>Duration 00:00:03.05 <text:s/>54</text:span></text:p>
      <text:p text:style-name="P16">#<text:span text:style-name="T13">a cidade</text:span> de Neuchâtel</text:p>
      <text:p text:style-name="P16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17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17">as direções</text:p>
      <text:p text:style-name="P18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17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18">p<text:span text:style-name="T14">ara</text:span> que <text:span text:style-name="T14">ess</text:span>es traficantes</text:p>
      <text:p text:style-name="P18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17">Nos outros cantões,</text:p>
      <text:p text:style-name="P1"/>
      <text:p text:style-name="P33"><text:span text:style-name="T3"><text:s/></text:span><text:span text:style-name="T1">209: 00:10:48.24 00:10:51.09 <text:s/>Duration 00:00:02.10 <text:s/>41</text:span></text:p>
      <text:p text:style-name="P33"><text:span text:style-name="T2">também há</text:span><text:span text:style-name="T1"> problemas de </text:span><text:span text:style-name="T2">vaga</text:span></text:p>
      <text:p text:style-name="P17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17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17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18">#el<text:span text:style-name="T14">a</text:span> pron<text:span text:style-name="T14">uncia</text:span></text:p>
      <text:p text:style-name="P18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19">#s<text:span text:style-name="T15">em correr o risco</text:span></text:p>
      <text:p text:style-name="P19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19">#R<text:span text:style-name="T15">esultado</text:span> <text:span text:style-name="T15">e</text:span>spetacula<text:span text:style-name="T15">r</text:span></text:p>
      <text:p text:style-name="P19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19">#<text:span text:style-name="T15">De volta</text:span></text:p>
      <text:p text:style-name="P19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0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1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1">Eu sempre defendi</text:p>
      <text:p text:style-name="P21">que os expulsássemos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1">depois de cumprirem a pena</text:p>
      <text:p text:style-name="P21">que merecem.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1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2">#<text:span text:style-name="T16">Tem algum vereador </text:span>de Lausanne</text:p>
      <text:p text:style-name="P22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<text:span text:style-name="T17">Uma é</text:span> su<text:span text:style-name="T17">íça</text:span>,</text:p>
      <text:p text:style-name="P23">a outra trabalhava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<text:span text:style-name="T17">numa</text:span> ONG <text:span text:style-name="T17">do V</text:span>aud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23">Mulheres</text:p>
      <text:p text:style-name="P24"><text:span text:style-name="T17">de que falamos pouco</text:span>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<text:span text:style-name="T17">mas que têm o mesmo</text:span> destin<text:span text:style-name="T17">o</text:span>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<text:span text:style-name="T17">As duas, sequestradas em</text:span> 2016,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<text:span text:style-name="T17">são reféns</text:span> d<text:span text:style-name="T17">os </text:span>jihadist<text:span text:style-name="T17">a</text:span>s</text:p>
      <text:p text:style-name="P1">islami<text:span text:style-name="T18">ta</text:span>s <text:span text:style-name="T18">no norte do</text:span>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41">O sequestro é um negócio próspero</text:p>
      <text:p text:style-name="P41">na região.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<text:span text:style-name="T19">Como estão as negociações</text:span>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25"><text:span text:style-name="T19">Uma de nossas e</text:span>quipes</text:p>
      <text:p text:style-name="P41">foi atrás delas.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<text:span text:style-name="T19">ma</text:span> reportage<text:span text:style-name="T19">m</text:span> de François Ruchti</text:p>
      <text:p text:style-name="P1">e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<text:span text:style-name="T19">No norte do</text:span>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<text:span text:style-name="T19">ess</text:span>es solda<text:span text:style-name="T19">dos alemães</text:span></text:p>
      <text:p text:style-name="P1"><text:span text:style-name="T19">estão em missão da </text:span>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<text:span text:style-name="T19">Eles vão sair em patrulha noturna.</text:span>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25"><text:span text:style-name="T19">Estamos aqui, no campo</text:span>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41">Vamos nos deslocar</text:p>
      <text:p text:style-name="P25"><text:span text:style-name="T19">para o ponto</text:span> Imasla,</text:p>
      <text:p text:style-name="P1"/>
      <text:p text:style-name="Texte_20_brut"><text:soft-page-break/><text:span text:style-name="T3"><text:s/></text:span><text:span text:style-name="T1">253: 00:13:15.18 00:13:19.03 <text:s/>Duration 00:00:03.10 <text:s/>58</text:span></text:p>
      <text:p text:style-name="P41">depois iremos em direção ao sul,</text:p>
      <text:p text:style-name="P25"><text:span text:style-name="T19">ponto</text:span>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41">Ficamos parados uns vinte minutos</text:p>
      <text:p text:style-name="P25"><text:span text:style-name="T19">para</text:span> observ<text:span text:style-name="T19">a</text:span>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<text:span text:style-name="T19">enção nos setores</text:span> <text:span text:style-name="T19">l</text:span>est<text:span text:style-name="T19">e</text:span> e su<text:span text:style-name="T19">l</text:span>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<text:span text:style-name="T19">Há </text:span>3 m<text:span text:style-name="T19">ese</text:span>s <text:span text:style-name="T19">o</text:span> <text:span text:style-name="T19">primeiro-sargento</text:span></text:p>
      <text:p text:style-name="P1">est<text:span text:style-name="T19">á na linha de frente</text:span>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<text:span text:style-name="T19">u</text:span>a miss<text:span text:style-name="T19">ão</text:span>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<text:span text:style-name="T19">impedir qualquer</text:span> infiltra<text:span text:style-name="T19">ção</text:span></text:p>
      <text:p text:style-name="P1">terrorist<text:span text:style-name="T19">a</text:span> <text:span text:style-name="T19">em</text:span> Gao <text:span text:style-name="T19">durante a noite</text:span>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25">#<text:span text:style-name="T19">A </text:span>ONU est<text:span text:style-name="T19">á aqui</text:span></text:p>
      <text:p text:style-name="P25"><text:span text:style-name="T19">para manter a paz.</text:span>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<text:span text:style-name="T19">s a região está à beira do</text:span> c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<text:span text:style-name="T19">sde</text:span>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<text:span text:style-name="T19">pacetes Azuis foram morto</text:span>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25">#N<text:span text:style-name="T19">ós seguimos</text:span></text:p>
      <text:p text:style-name="P25"><text:span text:style-name="T19">ess</text:span>es solda<text:span text:style-name="T19">do</text:span>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<text:span text:style-name="T19">pois</text:span> <text:span text:style-name="T19">só assim podemos</text:span></text:p>
      <text:p text:style-name="P1"><text:span text:style-name="T19">investigar no norte do</text:span>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<text:span text:style-name="T19">em sofrer sequestro</text:span>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42">O risco aqui</text:p>
      <text:p text:style-name="P26"><text:span text:style-name="T19">são grupos</text:span> terroristas árabes,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<text:span text:style-name="T20">e são muito ativos na região</text:span></text:p>
      <text:p text:style-name="P1"><text:span text:style-name="T20">em torno</text:span>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26"><text:span text:style-name="T20">Com essas patrulha</text:span>s,</text:p>
      <text:p text:style-name="P26"><text:span text:style-name="T20">tentamos mantê-los à distância</text:span>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<text:span text:style-name="T20">Tentamos entender o que aconteceu</text:span></text:p>
      <text:p text:style-name="P1"><text:soft-page-break/><text:span text:style-name="T20">com</text:span> 2 <text:span text:style-name="T20">mulheres</text:span> franco-su<text:span text:style-name="T20">íça</text:span>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<text:span text:style-name="T20">Essas agentes humanitárias</text:span></text:p>
      <text:p text:style-name="P1"><text:span text:style-name="T20">foram sequestradas em</text:span>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<text:span text:style-name="T20">uas reféns de quem ninguém fala</text:span>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tiv<text:span text:style-name="T20">a</text:span>s de grupos jihadistas</text:p>
      <text:p text:style-name="P1"><text:span text:style-name="T20">em algum lugar do deserto</text:span> mali<text:span text:style-name="T20">ano</text:span>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27">O deserto das negociaçõe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<text:span text:style-name="T20">Em</text:span>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26">#<text:span text:style-name="T20">o</text:span> restaurant<text:span text:style-name="T20">e</text:span>-t<text:span text:style-name="T20">eatro</text:span> <text:span text:style-name="T20">foi comprado</text:span></text:p>
      <text:p text:style-name="P26"><text:span text:style-name="T20">por</text:span>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<text:span text:style-name="T20">Ele</text:span> <text:span text:style-name="T20">é</text:span> fran<text:span text:style-name="T20">cês</text:span>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26">#ma<text:span text:style-name="T20">s há anos,</text:span></text:p>
      <text:p text:style-name="P26"><text:span text:style-name="T20">toda a sua família mora na Suíça.</text:span>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26">#<text:span text:style-name="T20">Ele vive preocupado</text:span>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<text:span text:style-name="T20">m dezembro de</text:span>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<text:span text:style-name="T20">ua mãe foi sequestrada</text:span></text:p>
      <text:p text:style-name="P1">p<text:span text:style-name="T20">or</text:span> jihadistas <text:span text:style-name="T20">no</text:span>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26">#<text:span text:style-name="T20">Ele não sabe nada</text:span></text:p>
      <text:p text:style-name="P26"><text:span text:style-name="T20">dos sequestradores</text:span>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<text:span text:style-name="T20">Só tem uma</text:span> cert<text:span text:style-name="T20">eza</text:span>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<text:span text:style-name="T20">a está em perigo</text:span>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<text:span text:style-name="T20">ara nós</text:span>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<text:span text:style-name="T20">m pesadelo constante.</text:span>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27"><text:soft-page-break/>Temos sonhos, pesadelos,</text:p>
      <text:p text:style-name="P27">estamos dentro,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<text:span text:style-name="T20">não estamos dentro</text:span>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27">Isso ocupa todas as mente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27">Eu diria</text:p>
      <text:p text:style-name="P26"><text:span text:style-name="T20">que após um ano e três meses</text:span>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<text:span text:style-name="T20">ma</text:span> situa<text:span text:style-name="T20">ção que se degrada.</text:span>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27">Está cada vez mais pesado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 <text:span text:style-name="T20">afeta cada vez mais</text:span></text:p>
      <text:p text:style-name="P1"><text:span text:style-name="T20">toda a família</text:span>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<text:span text:style-name="T20">ua mãe, cidadã francesa, fundou</text:span>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<text:span text:style-name="T20">a </text:span>Associa<text:span text:style-name="T20">ção Suíça</text:span> d<text:span text:style-name="T20">e </text:span>A<text:span text:style-name="T20">juda a</text:span>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<text:span text:style-name="T20">a era a última ocidental</text:span></text:p>
      <text:p text:style-name="P1"><text:span text:style-name="T20">vivendo na região</text:span>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26">#Sophie Pétronin</text:p>
      <text:p text:style-name="P26"><text:span text:style-name="T20">mantinha um posto de saúde</text:span>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27">O engajamento era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27">levar algo a essas populações,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27">sobretudo às criança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<text:span text:style-name="T20">a</text:span> <text:span text:style-name="T20">se concentrou nas criança</text:span>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27">A vida de uma criança</text:p>
      <text:p text:style-name="P1">val<text:span text:style-name="T20">ia o risco,</text:span>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27">a vida de uma criança</text:p>
      <text:p text:style-name="P1">val<text:span text:style-name="T20">ia sua própria vida</text:span>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<text:span text:style-name="T20">a fez essa escolha</text:span></text:p>
      <text:p text:style-name="P1"/>
      <text:p text:style-name="Texte_20_brut"><text:soft-page-break/><text:span text:style-name="T3"><text:s/></text:span><text:span text:style-name="T1">305: 00:16:24.18 00:16:27.14 <text:s/>Duration 00:00:02.21 <text:s/>48</text:span></text:p>
      <text:p text:style-name="P1">e <text:span text:style-name="T20">pedia a nós, sua família</text:span>,</text:p>
      <text:p text:style-name="P1"><text:span text:style-name="T21">que a respeitássemos</text:span>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28">#Sébastien <text:span text:style-name="T21">luta</text:span></text:p>
      <text:p text:style-name="P28"><text:span text:style-name="T21">para que não esqueçam sua mãe</text:span>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28">#<text:span text:style-name="T21">As últimas notícias</text:span></text:p>
      <text:p text:style-name="P28"><text:span text:style-name="T21">são preocupantes</text:span>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<text:span text:style-name="T21">m vídeo foi postado na i</text:span>nternet</text:p>
      <text:p text:style-name="P1"><text:span text:style-name="T21">pelos sequestradores</text:span>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<text:span text:style-name="T21">arece muito doente</text:span>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<text:span text:style-name="T21">A</text:span> montage<text:span text:style-name="T21">m</text:span> <text:span text:style-name="T21">é quase</text:span> prof<text:span text:style-name="T21">i</text:span>ssion<text:span text:style-name="T21">a</text:span>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<text:span text:style-name="T21">ídeo</text:span> de propagand<text:span text:style-name="T21">a</text:span></text:p>
      <text:p text:style-name="P1">Vo<text:span text:style-name="T21">z</text:span>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<text:span text:style-name="T21">Eu a protegerei</text:span>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28">#<text:span text:style-name="T21">Eu a protegerei</text:span>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<text:span text:style-name="T21">Esse vídeo</text:span> é <text:span text:style-name="T21">a última prova de vida</text:span></text:p>
      <text:p text:style-name="P1"><text:span text:style-name="T21">da sua mãe</text:span>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<text:span text:style-name="T21">o você viu o vídeo</text:span>,</text:p>
      <text:p text:style-name="P1"><text:span text:style-name="T21">o que pensou</text:span>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29">Tem uma mensagem que é claramente...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29">Esse vídeo é assustador.</text:p>
      <text:p text:style-name="P1"/>
      <text:p text:style-name="P34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29">Vemos que ela está chorando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<text:span text:style-name="T21">tem uma voz</text:span>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<text:span text:style-name="T21">Tem uma</text:span> montage<text:span text:style-name="T21">m</text:span> d<text:span text:style-name="T21">a voz</text:span></text:p>
      <text:p text:style-name="P1">d<text:span text:style-name="T21">e </text:span>Emmanuel Macron</text:p>
      <text:p text:style-name="P1"/>
      <text:p text:style-name="Texte_20_brut"><text:span text:style-name="T3"><text:s/></text:span><text:span text:style-name="T1">322: 00:17:38.11 00:17:40.00 <text:s/>Duration 00:00:01.14 <text:s/>27</text:span></text:p>
      <text:p text:style-name="P29"><text:soft-page-break/>bastante sarcástica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<text:span text:style-name="T21">m</text:span>, <text:span text:style-name="T21">a</text:span> montage<text:span text:style-name="T21">m</text:span> <text:span text:style-name="T21">é sarcástica,</text:span>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<text:span text:style-name="T21">não o</text:span> que di<text:span text:style-name="T21">z</text:span>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<text:span text:style-name="T21">s tem uma espécie</text:span>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29">Sentimos a advertência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<text:span text:style-name="T21">Dá medo</text:span>, <text:span text:style-name="T21">dá frio na espinha.</text:span>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<text:span text:style-name="T21">a</text:span>l <text:span text:style-name="T21">é a mensagem</text:span>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<text:span text:style-name="T21">e os sequestradores enviaram</text:span>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<text:span text:style-name="T21">A quem se dirige a mensagem</text:span>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29">Essas são as perguntas</text:p>
      <text:p text:style-name="P29">que tentamos responder.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<text:span text:style-name="T21">Mai</text:span>s de 500 <text:span text:style-name="T21">dias</text:span> de ca<text:span text:style-name="T21">tiveiro</text:span>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 <text:span text:style-name="T21">nenhuma resposta ainda</text:span>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<text:span text:style-name="T21">É preciso ir para</text:span> Gao,</text:p>
      <text:p text:style-name="P1"><text:span text:style-name="T21">no norte do</text:span>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28">#p<text:span text:style-name="T21">ara saber mais</text:span></text:p>
      <text:p text:style-name="P28"><text:span text:style-name="T21">sobre os sequestradores</text:span>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 <text:span text:style-name="T21">suas</text:span> exig<text:span text:style-name="T21">ências</text:span>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<text:span text:style-name="T21">Os aviões da </text:span>ONU são<text:span text:style-name="T21"> os últimos</text:span></text:p>
      <text:p text:style-name="P1"><text:span text:style-name="T21">a fazer a ligação</text:span>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<text:span text:style-name="T21">Aqu</text:span>i, <text:span text:style-name="T21">o</text:span>s Ca<text:span text:style-name="T21">pacetes Azuis</text:span></text:p>
      <text:p text:style-name="P1">ma<text:span text:style-name="T21">ntêm uma</text:span> pa<text:span text:style-name="T21">z</text:span> fr<text:span text:style-name="T21">ágil</text:span>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#<text:span text:style-name="T21">O norte está mergulhado no c</text:span>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30">#de<text:span text:style-name="T22">sde a rebelião</text:span></text:p>
      <text:p text:style-name="P30"><text:soft-page-break/><text:span text:style-name="T22">de milícias</text:span> arm<text:span text:style-name="T21">ada</text:span>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 <text:span text:style-name="T22">a </text:span>interven<text:span text:style-name="T22">ção</text:span> fran<text:span text:style-name="T22">cesa em</text:span>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<text:span text:style-name="T22">ara qualquer deslocamento</text:span>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<text:span text:style-name="T22">é obrigatória uma escolta armada</text:span>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<text:span text:style-name="T22">O capitão</text:span> Lukas no<text:span text:style-name="T22">s acompanha</text:span>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<text:span text:style-name="T22">Ele faz parte</text:span></text:p>
      <text:p text:style-name="P1">d<text:span text:style-name="T22">o</text:span> contingent<text:span text:style-name="T22">e</text:span> al<text:span text:style-name="T22">emão da </text:span>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31">Aqui há uma quantidade</text:p>
      <text:p text:style-name="P1">de milícias arm<text:span text:style-name="T22">ada</text:span>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<text:span text:style-name="T22">A maioria é de</text:span> islami<text:span text:style-name="T22">s</text:span>ta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<text:span text:style-name="T22">pelo menos alegam ser.</text:span>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<text:span text:style-name="T22">esse tipo</text:span> de grupo terrorista</text:p>
      <text:p text:style-name="P1">qu<text:span text:style-name="T22">e ataca a </text:span>ONU <text:span text:style-name="T22">na região.</text:span>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<text:span text:style-name="T22">Foi nessas</text:span> ru<text:span text:style-name="T22">a</text:span>s</text:p>
      <text:p text:style-name="P30">que sequestra<text:span text:style-name="T22">ram</text:span> Sophie Pétronin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<text:span text:style-name="T22">o sempre</text:span>,</text:p>
      <text:p text:style-name="P1">el<text:span text:style-name="T22">a</text:span> <text:span text:style-name="T22">estava sem escolta</text:span>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30">#<text:span text:style-name="T22">A poucos metros</text:span></text:p>
      <text:p text:style-name="P30"><text:span text:style-name="T22">do seu ambulatório</text:span>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<text:span text:style-name="T22">m</text:span> <text:span text:style-name="T22">jipe</text:span>, 3 hom<text:span text:style-name="T22">en</text:span>s arm<text:span text:style-name="T22">ado</text:span>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<text:span text:style-name="T22">a não tinha</text:span> chance <text:span text:style-name="T22">alguma</text:span>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30">#U<text:span text:style-name="T22">m sequestro que lembra</text:span></text:p>
      <text:p text:style-name="P30"><text:span text:style-name="T22">o de </text:span>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30">#u<text:span text:style-name="T22">ma</text:span> mission<text:span text:style-name="T22">ária suíça</text:span></text:p>
      <text:p text:style-name="P30">sequestrada <text:span text:style-name="T22">alguns meses antes</text:span>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<text:soft-page-break/>d<text:span text:style-name="T22">uas mulheres de destino interligado</text:span>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<text:span text:style-name="T22">uas</text:span> <text:span text:style-name="T22">agentes </text:span>humanit<text:span text:style-name="T22">árias</text:span></text:p>
      <text:p text:style-name="P1"><text:span text:style-name="T22">reféns desde</text:span>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<text:span text:style-name="T22">Tudo parece muito calmo</text:span>,</text:p>
      <text:p text:style-name="P1">pa<text:span text:style-name="T22">cífico</text:span>, <text:span text:style-name="T22">aqu</text:span>i, mas é <text:span text:style-name="T22">enganador</text:span>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31">A poucos quilômetros ao norte,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31">a situação é bem diferent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31">O perigo está muito presente aqu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31">Não podemos excluir</text:p>
      <text:p text:style-name="P30"><text:span text:style-name="T22">o risco de sequestro nessas</text:span> ru<text:span text:style-name="T22">a</text:span>s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<text:span text:style-name="T22">m</text:span>, <text:span text:style-name="T22">é minha análise pessoal.</text:span>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<text:span text:style-name="T22">A missão</text:span> d<text:span text:style-name="T22">o</text:span>s solda<text:span text:style-name="T22">do</text:span>s d<text:span text:style-name="T22">a </text:span>ONU</text:p>
      <text:p text:style-name="P1">limit<text:span text:style-name="T22">a-se</text:span> <text:span text:style-name="T22">a proteger a cidade</text:span>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<text:span text:style-name="T23">Eles não sabem nada do destino</text:span>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<text:span text:style-name="T24">Prefeitura</text:span>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<text:span text:style-name="T24">m homem está bem mais</text:span> inform<text:span text:style-name="T24">ado</text:span>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<text:span text:style-name="T24">o </text:span>ex-<text:span text:style-name="T24">prefeito</text:span>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<text:span text:style-name="T24">Ele se apresenta</text:span></text:p>
      <text:p text:style-name="P1">com<text:span text:style-name="T24">o um comerciante de sucesso</text:span>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<text:span text:style-name="T24">Ele possui dezenas de hotéi</text:span>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<text:span text:style-name="T24">m</text:span> ranch<text:span text:style-name="T24">o</text:span> e <text:span text:style-name="T24">preferência por</text:span> 4X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<text:span text:style-name="T25">A imprensa</text:span> mali<text:span text:style-name="T25">ana o acusa</text:span></text:p>
      <text:p text:style-name="P1"><text:span text:style-name="T25">de ligação com</text:span> transport<text:span text:style-name="T25">e</text:span>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<text:span text:style-name="T26">A verdade é que os</text:span> narcotraficantes</text:p>
      <text:p text:style-name="P1">r<text:span text:style-name="T26">einam soberanos em</text:span> Gao.#</text:p>
      <text:p text:style-name="P1"><text:soft-page-break/></text:p>
      <text:p text:style-name="Texte_20_brut"><text:span text:style-name="T3"><text:s/></text:span><text:span text:style-name="T1">375: 00:20:56.13 00:20:58.06 <text:s/>Duration 00:00:01.18 <text:s/>29</text:span></text:p>
      <text:p text:style-name="P1">#<text:span text:style-name="T27">Eles transportam pelo deserto</text:span>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<text:span text:style-name="T27">tonelada</text:span>s de cocaína</text:p>
      <text:p text:style-name="P1">d<text:span text:style-name="T27">a </text:span>Améri<text:span text:style-name="T27">ca</text:span> d<text:span text:style-name="T27">o Sul para a </text:span>Europ<text:span text:style-name="T27">a</text:span>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<text:span text:style-name="T27">m negócio fácil</text:span>,</text:p>
      <text:p text:style-name="P1"><text:span text:style-name="T27">nessa</text:span> zon<text:span text:style-name="T27">a</text:span> <text:span text:style-name="T27">anárquica</text:span>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46">#<text:span text:style-name="T27">São eles também</text:span></text:p>
      <text:p text:style-name="P46"><text:span text:style-name="T27">que participam dos sequestros</text:span>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46"><text:span text:style-name="T27">O norte ficou como o Afeganistão</text:span>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<text:span text:style-name="T27">Veem um o</text:span>cidental,</text:p>
      <text:p text:style-name="P1">j<text:span text:style-name="T27">ovem, velho</text:span>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<text:span text:style-name="T27">Ele é como as</text:span> drogas,</text:p>
      <text:p text:style-name="P1">p<text:span text:style-name="T27">orque ele representa dinheiro.</text:span>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46">S<text:span text:style-name="T27">e sequestrarmos você,</text:span></text:p>
      <text:p text:style-name="P46"><text:span text:style-name="T27">vamos vendê-lo a esses </text:span>islamita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46"><text:span text:style-name="T27">Eles compram você</text:span></text:p>
      <text:p text:style-name="P46"><text:span text:style-name="T27">como comprariam cigarros</text:span>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<text:span text:style-name="T27">por bilhõe</text:span>s, ou <text:span text:style-name="T27">melhor, milhões.</text:span>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47">Eles não ligam</text:p>
      <text:p text:style-name="P47">se você é velho ou jovem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<text:span text:style-name="T27">O </text:span>ex-<text:span text:style-name="T27">prefeito</text:span></text:p>
      <text:p text:style-name="P1">não<text:span text:style-name="T27"> mora mais no norte</text:span>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<text:span text:style-name="T27">s ele conhece muito bem</text:span></text:p>
      <text:p text:style-name="P1"><text:span text:style-name="T27">o</text:span>s jihadistas <text:span text:style-name="T27">na região</text:span>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<text:span text:style-name="T27">zenas</text:span> de grupos terroristas</text:p>
      <text:p text:style-name="P1">e <text:span text:style-name="T27">o mesmo tanto de</text:span> milícias rebel<text:span text:style-name="T27">d</text:span>es.#</text:p>
      <text:p text:style-name="P1"/>
      <text:p text:style-name="Texte_20_brut"><text:span text:style-name="T3"><text:s/></text:span><text:span text:style-name="T1">389: 00:21:40.22 00:21:45.07 <text:s/>Duration 00:00:04.10 <text:s/>75</text:span></text:p>
      <text:p text:style-name="P1">#P<text:span text:style-name="T27">ara destrincharmos</text:span>, <text:span text:style-name="T27">nós criamos</text:span></text:p>
      <text:p text:style-name="P1"><text:span text:style-name="T27">um jogo de cartas meio peculia</text:span>r.#</text:p>
      <text:p text:style-name="P1"/>
      <text:p text:style-name="Texte_20_brut"><text:span text:style-name="T3"><text:s/></text:span><text:span text:style-name="T1">390: 00:21:45.12 00:21:48.09 <text:s/>Duration 00:00:02.22 <text:s/>49</text:span></text:p>
      <text:p text:style-name="P47">Na sua opinião, quem são os atores</text:p>
      <text:p text:style-name="P1"><text:soft-page-break/></text:p>
      <text:p text:style-name="Texte_20_brut"><text:span text:style-name="T3"><text:s/></text:span><text:span text:style-name="T1">391: 00:21:48.13 00:21:52.19 <text:s/>Duration 00:00:04.06 <text:s/>72</text:span></text:p>
      <text:p text:style-name="P1">qu<text:span text:style-name="T27">e podem ter participação</text:span></text:p>
      <text:p text:style-name="P1"><text:span text:style-name="T27">no</text:span>s sequestros d<text:span text:style-name="T27">e ocidentais</text:span>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46"><text:span text:style-name="T27">Na verdade, está vendo,</text:span></text:p>
      <text:p text:style-name="P46"><text:span text:style-name="T27">esses</text:span> quatr<text:span text:style-name="T27">o</text:span>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46"><text:span text:style-name="T27">são os pais espirituais </text:span>d<text:span text:style-name="T27">o</text:span> 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47">Ele é o incontornável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 <text:span text:style-name="T27">tem seus filhos do</text:span>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<text:span text:style-name="T27">ele tem irmãos</text:span>, <text:span text:style-name="T27">ele tem amigos,</text:span>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<text:span text:style-name="T27">ele tem irmãos de verdade no</text:span>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<text:span text:style-name="T27">e estão no governo,</text:span></text:p>
      <text:p text:style-name="P1">qu<text:span text:style-name="T27">e estão no setor público.</text:span>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<text:span text:style-name="T27">O ás de espadas</text:span>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<text:span text:style-name="T27">e</text:span> jihadista pr<text:span text:style-name="T27">óximo da </text:span>Al-Qa<text:span text:style-name="T27">e</text:span>da</text:p>
      <text:p text:style-name="P1"><text:span text:style-name="T27">no Magrebe islâmico</text:span>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<text:span text:style-name="T28">ele quem controlaria</text:span></text:p>
      <text:p text:style-name="P1"><text:span text:style-name="T28">o</text:span> destin<text:span text:style-name="T28">o</text:span>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<text:span text:style-name="T28">N</text:span>a capital mali<text:span text:style-name="T28">ana</text:span>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<text:span text:style-name="T28">ex-aliados de </text:span>Iyad Ag Ghali</text:p>
      <text:p text:style-name="P1"><text:span text:style-name="T28">são bem conhecidos</text:span>.#</text:p>
      <text:p text:style-name="P48"/>
      <text:p text:style-name="Texte_20_brut"><text:span text:style-name="T3"><text:s/></text:span><text:span text:style-name="T1">405: 00:22:48.08 00:22:51.23 <text:s/>Duration 00:00:03.15 <text:s/>61</text:span></text:p>
      <text:p text:style-name="P1">#N<text:span text:style-name="T28">ós marcamos encontro com um</text:span> chef<text:span text:style-name="T28">e</text:span></text:p>
      <text:p text:style-name="P1">d<text:span text:style-name="T28">o</text:span> CMA, u<text:span text:style-name="T28">m</text:span> grupo rebel<text:span text:style-name="T28">d</text:span>e#</text:p>
      <text:p text:style-name="P1"/>
      <text:p text:style-name="Texte_20_brut"><text:span text:style-name="T3"><text:s/></text:span><text:span text:style-name="T1">406: 00:22:52.02 00:22:55.04 <text:s/>Duration 00:00:03.02 <text:s/>52</text:span></text:p>
      <text:p text:style-name="P1">#qu<text:span text:style-name="T28">e reúne vários</text:span> ex-jihadista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49"><text:span text:style-name="T28">O governo suíço os procurou, não</text:span>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49"><text:soft-page-break/><text:span text:style-name="T28">Nenhum governo nos procurou</text:span>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49"><text:span text:style-name="T28">oficialmente ou de forma evidente</text:span>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49">N<text:span text:style-name="T28">ão fomos procurados</text:span></text:p>
      <text:p text:style-name="P49"><text:span text:style-name="T28">por nenhum governo</text:span>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48">para a liberação dos refén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<text:span text:style-name="T28">s oficiosamente</text:span>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48">Alguns pedidos de ajuda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49">p<text:span text:style-name="T28">ara determinar</text:span></text:p>
      <text:p text:style-name="P49"><text:span text:style-name="T28">a posição deles</text:span>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50">ma<text:span text:style-name="T29">s não houve intenção</text:span></text:p>
      <text:p text:style-name="P50"><text:span text:style-name="T29">de entrar num</text:span> process<text:span text:style-name="T29">o</text:span>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<text:span text:style-name="T29">ela liberação deles.</text:span>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50">#<text:span text:style-name="T29">Ele não dirá mais nada</text:span></text:p>
      <text:p text:style-name="P50"><text:span text:style-name="T29">sobre seu papel nas negociações</text:span>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<text:span text:style-name="T30">ara uma liberação, há dois eixos</text:span>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<text:span text:style-name="T30">Tem um eixo</text:span> de press<text:span text:style-name="T30">ão</text:span> milita<text:span text:style-name="T30">r</text:span>,</text:p>
      <text:p text:style-name="P1">ma<text:span text:style-name="T30">s também tem o diálogo.</text:span>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<text:span text:style-name="T30">São duas ações</text:span> combin<text:span text:style-name="T30">ada</text:span>s</text:p>
      <text:p text:style-name="P1">qu<text:span text:style-name="T30">e podem permitir</text:span>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51">a liberação dos refén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<text:span text:style-name="T30">a</text:span>r <text:span text:style-name="T30">com</text:span> terroristas,#</text:p>
      <text:p text:style-name="P1"/>
      <text:p text:style-name="Texte_20_brut"><text:span text:style-name="T3"><text:s/></text:span><text:span text:style-name="T1">423: 00:23:43.03 00:23:45.18 <text:s/>Duration 00:00:02.15 <text:s/>44</text:span></text:p>
      <text:p text:style-name="P1">#dif<text:span text:style-name="T30">ícil</text:span>, <text:span text:style-name="T30">para </text:span>a Su<text:span text:style-name="T30">íça</text:span> e a Fran<text:span text:style-name="T30">ça</text:span>.#</text:p>
      <text:p text:style-name="P1"/>
      <text:p text:style-name="Texte_20_brut"><text:span text:style-name="T3"><text:s/></text:span><text:span text:style-name="T1">424: 00:23:45.22 00:23:47.23 <text:s/>Duration 00:00:02.01 <text:s/>35</text:span></text:p>
      <text:p text:style-name="P1">#<text:span text:style-name="T30">Os objetivos políticos</text:span></text:p>
      <text:p text:style-name="P1">d<text:span text:style-name="T30">e </text:span>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#s<text:span text:style-name="T30">ão</text:span> imposs<text:span text:style-name="T30">íveis de satisfazer</text:span>:#</text:p>
      <text:p text:style-name="P1"/>
      <text:p text:style-name="Texte_20_brut"><text:soft-page-break/><text:span text:style-name="T3"><text:s/></text:span><text:span text:style-name="T1">426: 00:23:50.08 00:23:52.06 <text:s/>Duration 00:00:01.23 <text:s/>33</text:span></text:p>
      <text:p text:style-name="P1">#<text:span text:style-name="T30">expulsar os</text:span> milita<text:span text:style-name="T30">res ocidentais</text:span>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 instaur<text:span text:style-name="T30">a</text:span>r u<text:span text:style-name="T30">m Estado Islâmico</text:span></text:p>
      <text:p text:style-name="P1"><text:span text:style-name="T30">no</text:span>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<text:span text:style-name="T30">Reivindicações políticas#</text:span>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<text:span text:style-name="T30">ara</text:span> obte<text:span text:style-name="T30">r a liberação</text:span>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<text:span text:style-name="T30">essa análise faz sorrir</text:span></text:p>
      <text:p text:style-name="P1"><text:span text:style-name="T30">o</text:span> comandant<text:span text:style-name="T30">e</text:span>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<text:span text:style-name="T30">Ess</text:span>e <text:span text:style-name="T30">chefe de</text:span> milícia</text:p>
      <text:p text:style-name="P1">pr<text:span text:style-name="T30">ó</text:span>-govern<text:span text:style-name="T30">a</text:span>mental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<text:span text:style-name="T30">e o</text:span>s jihadistas</text:p>
      <text:p text:style-name="P1"><text:span text:style-name="T30">no</text:span> nor<text:span text:style-name="T30">te do</text:span>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51">Os reféns, aqui no Mali</text:p>
      <text:p text:style-name="P51">são um dos principais recurso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<text:span text:style-name="T30">e</text:span> financ<text:span text:style-name="T30">iamento do</text:span> terrorism<text:span text:style-name="T30">o</text:span>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<text:span text:style-name="T30">orque notaram que é inútil</text:span>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52"><text:span text:style-name="T30">ser servidor</text:span></text:p>
      <text:p text:style-name="P52"><text:span text:style-name="T30">em país pobre.</text:span>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<text:span text:style-name="T30">Há outros</text:span> cana<text:span text:style-name="T30">is</text:span></text:p>
      <text:p text:style-name="P1">p<text:span text:style-name="T30">ara ganhar dinheiro mais rápido.</text:span>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<text:span text:style-name="T30">Nesse negócio</text:span>,#</text:p>
      <text:p text:style-name="P1"/>
      <text:p text:style-name="Texte_20_brut"><text:span text:style-name="T3"><text:s/></text:span><text:span text:style-name="T1">439: 00:24:34.02 00:24:36.01 <text:s/>Duration 00:00:01.24 <text:s/>33</text:span></text:p>
      <text:p text:style-name="P1">#c<text:span text:style-name="T30">ada</text:span> chef<text:span text:style-name="T30">e</text:span> terrorista</text:p>
      <text:p text:style-name="P1"><text:span text:style-name="T30">quer seu refém</text:span>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52">#ma<text:span text:style-name="T30">s o ás de espadas</text:span></text:p>
      <text:p text:style-name="P52"><text:span text:style-name="T30">soube se impor</text:span>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<text:span text:style-name="T31">No passado</text:span>,</text:p>
      <text:p text:style-name="P1"/>
      <text:p text:style-name="Texte_20_brut"><text:span text:style-name="T3"><text:s/></text:span><text:span text:style-name="T1">442: 00:24:41.04 00:24:43.20 <text:s/>Duration 00:00:02.16 <text:s/>45</text:span></text:p>
      <text:p text:style-name="P1"><text:span text:style-name="T31">o</text:span>s grupos terroristas</text:p>
      <text:p text:style-name="P1"><text:soft-page-break/>qu<text:span text:style-name="T31">e operavam,</text:span>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53">c<text:span text:style-name="T31">ada um mantinha seus reféns.</text:span>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<text:span text:style-name="T31">s soubemos recentemente</text:span>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53">que to<text:span text:style-name="T31">do</text:span>s <text:span text:style-name="T31">o</text:span>s <text:span text:style-name="T31">reféns</text:span></text:p>
      <text:p text:style-name="P53"><text:span text:style-name="T31">foram para o</text:span> <text:span text:style-name="T31">G</text:span>rupo de <text:span text:style-name="T31">Apoio</text:span>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54">ao Islã e aos Muçulmano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53"><text:span text:style-name="T31">Então,</text:span> Ag Ghali</text:p>
      <text:p text:style-name="P53">ser<text:span text:style-name="T31">ia </text:span>qu<text:span text:style-name="T31">em mantém todos os reféns.</text:span>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<text:span text:style-name="T31">Parece que sim</text:span>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<text:span text:style-name="T31">C</text:span>ircul<text:span text:style-name="T31">am números</text:span>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<text:span text:style-name="T31">O preço de um refém</text:span></text:p>
      <text:p text:style-name="P1">se n<text:span text:style-name="T31">eg</text:span>oci<text:span text:style-name="T31">a</text:span> e<text:span text:style-name="T31">m</text:span> mil<text:span text:style-name="T31">hõe</text:span>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<text:span text:style-name="T31">m comércio que só funciona</text:span>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<text:span text:style-name="T31">e os países ocidentais</text:span></text:p>
      <text:p text:style-name="P1">continu<text:span text:style-name="T31">arem pagando</text:span>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<text:span text:style-name="T32">Significa que se</text:span> reféns</text:p>
      <text:p text:style-name="P1">não<text:span text:style-name="T32"> renderem mais,</text:span>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55">acabarão os reféns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56"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56"><text:span text:style-name="T32">Sim. </text:span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<text:span text:style-name="T32">Eu sei</text:span>. É sacrifi<text:span text:style-name="T32">ca</text:span>r <text:span text:style-name="T32">o</text:span>s reféns.</text:p>
      <text:p text:style-name="P1"/>
      <text:p text:style-name="Texte_20_brut"><text:span text:style-name="T3"><text:s/></text:span><text:span text:style-name="T1">458: 00:25:22.04 00:25:24.07 <text:s/>Duration 00:00:02.03 <text:s/>36</text:span></text:p>
      <text:p text:style-name="P1"><text:span text:style-name="T32">Esse</text:span> é <text:span text:style-name="T32">o </text:span>aspect<text:span text:style-name="T32">o horrível,</text:span>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55">mas em longo prazo,</text:p>
      <text:p text:style-name="P55"><text:soft-page-break/>não haverá mais reféns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56">Ar<text:span text:style-name="T32">quivo</text:span>s 2012,</text:p>
      <text:p text:style-name="P56"><text:span text:style-name="T32">TV do</text:span> Bur<text:span text:style-name="T33">qu</text:span>ina <text:span text:style-name="T32">Faso</text:span>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56">#Ofici<text:span text:style-name="T32">al</text:span>ment<text:span text:style-name="T32">e</text:span>,</text:p>
      <text:p text:style-name="P56"><text:span text:style-name="T32">a</text:span> Conf<text:span text:style-name="T32">ederação não paga resgate</text:span>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<text:span text:style-name="T32">s vários suíços</text:span>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56">#<text:span text:style-name="T32">já foram liberados</text:span></text:p>
      <text:p text:style-name="P56"><text:span text:style-name="T32">no</text:span> nor<text:span text:style-name="T32">te do</text:span>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<text:span text:style-name="T32">Nessas</text:span> image<text:span text:style-name="T32">n</text:span>s</text:p>
      <text:p text:style-name="P1">d<text:span text:style-name="T32">a televisão</text:span> <text:span text:style-name="T33">burquinens</text:span>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assist<text:span text:style-name="T33">imos</text:span> à <text:span text:style-name="T33">1ª liberação</text:span>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<text:span text:style-name="T33">Por incrível que pareça,</text:span>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57">#<text:span text:style-name="T33">a suíça já tinha sido refém</text:span></text:p>
      <text:p text:style-name="P57"><text:span text:style-name="T33">em</text:span>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<text:span text:style-name="T33">elos mesmos</text:span> jihadistas</text:p>
      <text:p text:style-name="P1">e <text:span text:style-name="T33">na mesma região</text:span>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<text:span text:style-name="T34">ós fomos abordados, no</text:span> Bur<text:span text:style-name="T33">qu</text:span>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<text:span text:style-name="T34">ela</text:span>s autori<text:span text:style-name="T34">dade</text:span>s su<text:span text:style-name="T34">íça</text:span>s,</text:p>
      <text:p text:style-name="P58">para nos pedi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<text:span text:style-name="T34">para</text:span> facilit<text:span text:style-name="T34">a</text:span>r</text:p>
      <text:p text:style-name="P58">a liberação dessa senhora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<text:span text:style-name="T34">m</text:span> 2012,#</text:p>
      <text:p text:style-name="P1"/>
      <text:p text:style-name="Texte_20_brut"><text:span text:style-name="T3"><text:s/></text:span><text:span text:style-name="T1">473: 00:26:10.22 00:26:13.06 <text:s/>Duration 00:00:02.09 <text:s/>40</text:span></text:p>
      <text:p text:style-name="P59">#<text:span text:style-name="T34">o</text:span> Bur<text:span text:style-name="T34">qu</text:span>ina Faso</text:p>
      <text:p text:style-name="P59"><text:span text:style-name="T35">deu uma de negociador</text:span>#</text:p>
      <text:p text:style-name="P1"/>
      <text:p text:style-name="Texte_20_brut"><text:span text:style-name="T3"><text:s/></text:span><text:span text:style-name="T1">474: 00:26:13.10 00:26:15.02 <text:s/>Duration 00:00:01.17 <text:s/>29</text:span></text:p>
      <text:p text:style-name="P1">#p<text:span text:style-name="T35">ara liberar</text:span>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<text:span text:style-name="T35">incidência</text:span>, <text:span text:style-name="T35">no mesmo ano,</text:span></text:p>
      <text:p text:style-name="P1"><text:span text:style-name="T35">a Suíça aumentou a ajuda</text:span>#</text:p>
      <text:p text:style-name="P1"><text:soft-page-break/></text:p>
      <text:p text:style-name="Texte_20_brut"><text:span text:style-name="T3"><text:s/></text:span><text:span text:style-name="T1">476: 00:26:19.01 00:26:22.09 <text:s/>Duration 00:00:03.08 <text:s/>56</text:span></text:p>
      <text:p text:style-name="P59">#<text:span text:style-name="T35">ao desenvolvimento em</text:span> 8 mil<text:span text:style-name="T35">hõe</text:span>s</text:p>
      <text:p text:style-name="P59">de franc<text:span text:style-name="T35">o</text:span>s p<text:span text:style-name="T35">ara esse paí</text:span>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<text:span text:style-name="T35">O negócio dos</text:span> refén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<text:span text:style-name="T35">esse líder comunitário</text:span></text:p>
      <text:p text:style-name="P1">d<text:span text:style-name="T35">o norte do</text:span> Mali <text:span text:style-name="T35">conhece bem</text:span>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<text:span text:style-name="T35">No</text:span> pass<text:span text:style-name="T35">ado</text:span>, <text:span text:style-name="T35">o</text:span>s jihadistas</text:p>
      <text:p text:style-name="P1"><text:span text:style-name="T35">tentaram envolvê-lo</text:span>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<text:span text:style-name="T35">nas negociações, em vão.#</text:span>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<text:span text:style-name="T35">gundo ele</text:span>, <text:span text:style-name="T35">a rede do</text:span> Bur<text:span text:style-name="T35">qu</text:span>ina Faso</text:p>
      <text:p text:style-name="P1"><text:span text:style-name="T35">não funciona mais</text:span>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59">#<text:span text:style-name="T35">pois o presidente da época</text:span></text:p>
      <text:p text:style-name="P59"><text:span text:style-name="T35">foi derrubado</text:span>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59"><text:span text:style-name="T35">Foi</text:span> <text:span text:style-name="T35">o</text:span> Burquina Faso</text:p>
      <text:p text:style-name="P59">qu<text:span text:style-name="T35">e negociou</text:span>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<text:span text:style-name="T35">a liberação</text:span> de Béatrice</text:p>
      <text:p text:style-name="P1">e<text:span text:style-name="T35">m</text:span>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<text:span text:style-name="T35">Exatamente</text:span>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<text:span text:style-name="T35">dos os atores estavam lá,</text:span></text:p>
      <text:p text:style-name="P1">à s<text:span text:style-name="T35">u</text:span>a disposi<text:span text:style-name="T35">ção</text:span>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59"><text:span text:style-name="T35">Então não há mais</text:span></text:p>
      <text:p text:style-name="P59"><text:span text:style-name="T35">rede de negociação que funcione</text:span>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60">Esse aí está na prisão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60">e o presidente atual</text:p>
      <text:p text:style-name="P1">não<text:span text:style-name="T36"> tem intermediários,</text:span>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60">ele não tem grandes relações</text:p>
      <text:p text:style-name="P60">com essas redes antigas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<text:span text:style-name="T36">então fica meio difícil</text:span>.</text:p>
      <text:p text:style-name="P1"/>
      <text:p text:style-name="Texte_20_brut"><text:soft-page-break/><text:span text:style-name="T3"><text:s/></text:span><text:span text:style-name="T1">492: 00:27:06.24 00:27:09.15 <text:s/>Duration 00:00:02.16 <text:s/>45</text:span></text:p>
      <text:p text:style-name="P1">#<text:span text:style-name="T36">Novas redes de negociação</text:span></text:p>
      <text:p text:style-name="P1"><text:span text:style-name="T36">tiveram de ser criadas</text:span>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61">#<text:span text:style-name="T36">Intermediários</text:span></text:p>
      <text:p text:style-name="P61"><text:span text:style-name="T36">estão em concorrência</text:span>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<text:span text:style-name="T36">r uma fatia do bolo</text:span>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61"><text:span text:style-name="T36">Há redes em competição.</text:span>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61"><text:span text:style-name="T36">Tem outras que podem destruir</text:span></text:p>
      <text:p text:style-name="P61"><text:span text:style-name="T36">essa rede</text:span>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60">Os envolvidos nesse negócio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60">são pessoas que exibem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60">um padrão de vida rico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60">comparado</text:p>
      <text:p text:style-name="P60">com quem está em campo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60">Ou seja, em todos os escalões,</text:p>
      <text:p text:style-name="P60">sejam os negociadore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<text:span text:style-name="T36">do mundo</text:span>.</text:p>
      <text:p text:style-name="P1">-To<text:span text:style-name="T36">do mundo ganha dinheiro.</text:span>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61">To<text:span text:style-name="T36">do mundo ganha dinheiro.</text:span>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<text:span text:style-name="T36">da uma cadeia</text:span>.</text:p>
      <text:p text:style-name="P60">Tem toda uma cadeia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<text:span text:style-name="T36">íde</text:span>o de propagand<text:span text:style-name="T36">a</text:span>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#U<text:span text:style-name="T36">ma dessas cadeias</text:span></text:p>
      <text:p text:style-name="P1"><text:span text:style-name="T36">parece funciona</text:span>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<text:span text:style-name="T36">m vídeo recente divulgado</text:span></text:p>
      <text:p text:style-name="P1">p<text:span text:style-name="T36">elos sequestradores mostra</text:span>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<text:span text:style-name="T36">segurando uma f</text:span>oto e u<text:span text:style-name="T36">ma carta</text:span></text:p>
      <text:p text:style-name="P1">env<text:span text:style-name="T36">iadas</text:span> de Su<text:span text:style-name="T36">íça</text:span>.#</text:p>
      <text:p text:style-name="P1"><text:soft-page-break/></text:p>
      <text:p text:style-name="Texte_20_brut"><text:span text:style-name="T3"><text:s/></text:span><text:span text:style-name="T1">509: 00:27:53.22 00:27:56.05 <text:s/>Duration 00:00:02.08 <text:s/>39</text:span></text:p>
      <text:p text:style-name="P61">#Si<text:span text:style-name="T36">nal de que o contato</text:span></text:p>
      <text:p text:style-name="P61"><text:span text:style-name="T36">foi estabelecido</text:span>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<text:span text:style-name="T36">as negociações começaram</text:span>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<text:span text:style-name="T36">ma esperança precária</text:span>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<text:span text:style-name="T37">é mantida refém</text:span></text:p>
      <text:p text:style-name="P1"><text:span text:style-name="T37">há</text:span> 800 <text:span text:style-name="T37">dia</text:span>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<text:span text:style-name="T37">Do lado</text:span>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<text:span text:style-name="T37">as últimas notícias sobre sua saúde</text:span></text:p>
      <text:p text:style-name="P1">s<text:span text:style-name="T37">ão</text:span>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62">#<text:span text:style-name="T37">Nada indica que sua liberação</text:span></text:p>
      <text:p text:style-name="P62"><text:span text:style-name="T37">esteja à vista</text:span>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63">Há 1 ano,</text:p>
      <text:p text:style-name="P62">Emmanuel Macron <text:span text:style-name="T37">foi eleito</text:span>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<text:span text:style-name="T37">e</text:span>sident<text:span text:style-name="T37">e</text:span> da R<text:span text:style-name="T37">epública.</text:span>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<text:span text:style-name="T37">ara conquistar votos,</text:span></text:p>
      <text:p text:style-name="P1"><text:span text:style-name="T37">ele contratou um#</text:span> coach<text:span text:style-name="T37">#</text:span>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<text:span text:style-name="T37">antor de ópera,</text:span>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63">pois na política,</text:p>
      <text:p text:style-name="P1"><text:span text:style-name="T37">a voz é um trunfo</text:span>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65"><text:span text:style-name="T38">Aqui também,</text:span></text:p>
      <text:p text:style-name="P65"><text:span text:style-name="T38">os políticos entenderam</text:span>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65"><text:span text:style-name="T38">Eles também trabalham seu timbre,</text:span></text:p>
      <text:p text:style-name="P1"/>
      <text:p text:style-name="Texte_20_brut"><text:span text:style-name="T3"><text:s/></text:span><text:span text:style-name="T1">523: 00:28:36.20 00:28:38.15 <text:s/>Duration 00:00:01.20 <text:s/>31</text:span></text:p>
      <text:p text:style-name="P1">com<text:span text:style-name="T38">o vocês verão e ouvirão</text:span></text:p>
      <text:p text:style-name="P1"/>
      <text:p text:style-name="Texte_20_brut"><text:span text:style-name="T3"><text:s/></text:span><text:span text:style-name="T1">524: 00:28:38.19 00:28:40.14 <text:s/>Duration 00:00:01.20 <text:s/>31</text:span></text:p>
      <text:p text:style-name="P65"><text:span text:style-name="T38">nesta</text:span> reportage<text:span text:style-name="T38">m</text:span></text:p>
      <text:p text:style-name="P65">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#<text:span text:style-name="T38">Os livros de História</text:span></text:p>
      <text:p text:style-name="P1"><text:soft-page-break/><text:span text:style-name="T38">teriam registrado esse discurso</text:span>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<text:span text:style-name="T38">em a voz de pregador</text:span>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<text:span text:style-name="T38">A liberação</text:span> de Paris</text:p>
      <text:p text:style-name="P1"><text:span text:style-name="T38">teria sido a mesma</text:span>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<text:span text:style-name="T38">e</text:span> de Gaulle <text:span text:style-name="T38">a tivesse celebrado</text:span></text:p>
      <text:p text:style-name="P1"><text:span text:style-name="T38">com menos ênfase?</text:span>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<text:span text:style-name="T38">ultrajada</text:span>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<text:span text:style-name="T38">partida</text:span>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<text:span text:style-name="T38">irizada</text:span>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s Paris li<text:span text:style-name="T38">vre</text:span>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65">#E Barack Obama <text:span text:style-name="T38">teria sido</text:span></text:p>
      <text:p text:style-name="P65"><text:span text:style-name="T38">presidente dos Estados Unidos</text:span>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<text:span text:style-name="T38">e seu</text:span># "Yes we can"</text:p>
      <text:p text:style-name="P1">#<text:span text:style-name="T38">tivesse sido mais agudo</text:span>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64">Nós respondemos</text:p>
      <text:p text:style-name="P1"><text:span text:style-name="T38">com est</text:span>e credo im<text:span text:style-name="T38">e</text:span>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<text:span text:style-name="T38">e</text:span> r<text:span text:style-name="T38">e</text:span>sume <text:span text:style-name="T38">o espírito</text:span></text:p>
      <text:p text:style-name="P64">do povo americano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<text:span text:style-name="T38">m três</text:span> simples <text:span text:style-name="T38">palavras</text:span>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3"><text:s/></text:span><text:span text:style-name="T1">540: 00:29:47.20 00:29:51.03 <text:s/>Duration 00:00:03.08 <text:s/>56</text:span></text:p>
      <text:p text:style-name="P1">#S<text:span text:style-name="T38">e você pedir um discurso marcante</text:span></text:p>
      <text:p text:style-name="P1">d<text:span text:style-name="T38">e </text:span>Emmanuel Macron,#</text:p>
      <text:p text:style-name="P1"/>
      <text:p text:style-name="Texte_20_brut"><text:span text:style-name="T3"><text:s/></text:span><text:span text:style-name="T1">541: 00:29:51.07 00:29:54.04 <text:s/>Duration 00:00:02.22 <text:s/>49</text:span></text:p>
      <text:p text:style-name="P1">#<text:span text:style-name="T38">há</text:span> fortes chances</text:p>
      <text:p text:style-name="P1">qu<text:span text:style-name="T38">e lhe falem deste</text:span>.#</text:p>
      <text:p text:style-name="P1"/>
      <text:p text:style-name="Texte_20_brut"><text:span text:style-name="T3"><text:s/></text:span><text:span text:style-name="T1">542: 00:29:54.08 00:29:56.17 <text:s/>Duration 00:00:02.09 <text:s/>40</text:span></text:p>
      <text:p text:style-name="P1"><text:soft-page-break/>Bo<text:span text:style-name="T39">m dia a todo</text:span>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<text:span text:style-name="T39">m</text:span> march<text:span text:style-name="T39">a</text:span>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<text:span text:style-name="T39">Será que estamos sozinhos</text:span>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<text:span text:style-name="T39">Ele não se</text:span> <text:span text:style-name="T39">preocupou</text:span>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<text:span text:style-name="T39">Eu disse a ele</text:span>:</text:p>
      <text:p text:style-name="P1">"<text:span text:style-name="T39">Tome cuidado, por</text:span>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<text:span text:style-name="T39">Ele começou bem</text:span>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<text:span text:style-name="T39">O que nós queremo</text:span>s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66">não é unir a esquerda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66">não é unir a direita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<text:span text:style-name="T39">unir os francese</text:span>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 <text:span text:style-name="T40">aí, ele derrapou.</text:span>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67">Ele quis superar</text:p>
      <text:p text:style-name="P67">as milhares de pessoa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<text:span text:style-name="T40">e gritavam</text:span>: "Macron pr<text:span text:style-name="T40">e</text:span>sident<text:span text:style-name="T40">e</text:span>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 <text:span text:style-name="T40">mesmo com um</text:span> micro<text:span text:style-name="T40">fone</text:span>,</text:p>
      <text:p text:style-name="P67">ele quis superá-los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<text:span text:style-name="T41">ele quis subir o tom</text:span>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<text:span text:style-name="T41">e acabou caindo na vala</text:span>.</text:p>
      <text:p text:style-name="P1"/>
      <text:p text:style-name="Texte_20_brut"><text:span text:style-name="T3"><text:s/></text:span><text:span text:style-name="T1">558: 00:30:36.17 00:30:38.12 <text:s/>Duration 00:00:01.20 <text:s/>31</text:span></text:p>
      <text:p text:style-name="P68">O que eu quero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é que vocês<text:span text:style-name="T41">, em toda parte</text:span>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68">que vocês vão fazê-lo ganhar,</text:p>
      <text:p text:style-name="P1"/>
      <text:p text:style-name="Texte_20_brut"><text:soft-page-break/><text:span text:style-name="T3"><text:s/></text:span><text:span text:style-name="T1">561: 00:30:44.04 00:30:46.12 <text:s/>Duration 00:00:02.08 <text:s/>39</text:span></text:p>
      <text:p text:style-name="P1"><text:span text:style-name="T41">por</text:span>que é no<text:span text:style-name="T41">sso</text:span> projet<text:span text:style-name="T41">o</text:span>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<text:span text:style-name="T41">a</text:span> <text:span text:style-name="T41">a República</text:span>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<text:span text:style-name="T41">a </text:span>a Fran<text:span text:style-name="T41">ça</text:span>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68">Ele me telefonou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<text:span text:style-name="T41">ara me perguntar se eu concordava</text:span></text:p>
      <text:p text:style-name="P68">com o que tinha ouvido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68">Eu estava diante da minha TV</text:p>
      <text:p text:style-name="P1">e <text:span text:style-name="T41">disse a ele</text:span>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70">"<text:span text:style-name="T42">Precisa praticar,</text:span></text:p>
      <text:p text:style-name="P70"><text:span text:style-name="T42">por</text:span>que <text:span text:style-name="T42">se o senhor continuar assim,</text:span></text:p>
      <text:p text:style-name="P1"/>
      <text:p text:style-name="P83"><text:span text:style-name="T3"><text:s/></text:span><text:span text:style-name="T1">568: 00:31:03.24 00:31:06.09 <text:s/>Duration 00:00:02.10 <text:s/>41</text:span></text:p>
      <text:p text:style-name="P70">"<text:span text:style-name="T42">em</text:span> 15 <text:span text:style-name="T42">dias</text:span>,</text:p>
      <text:p text:style-name="P69">o senhor vai falar assim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 <text:span text:style-name="T42">em um mê</text:span>s</text:p>
      <text:p text:style-name="P1"><text:span text:style-name="T42">não vai ter mais voz nenhuma</text:span>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<text:span text:style-name="T42">Há dois</text:span>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<text:span text:style-name="T42">cantava em óperas do mundo todo</text:span>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<text:span text:style-name="T42">com sua voz de barítono</text:span>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<text:span text:style-name="T42">Foi um conselheiro</text:span> de Macron,</text:p>
      <text:p text:style-name="P1">ama<text:span text:style-name="T42">nte de arte lírica</text:span>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<text:span text:style-name="T42">e</text:span> <text:span text:style-name="T42">os fez se encontrarem</text:span></text:p>
      <text:p text:style-name="P1"><text:span text:style-name="T42">na véspera do discurso</text:span>.#</text:p>
      <text:p text:style-name="P1"/>
      <text:p text:style-name="Texte_20_brut"><text:span text:style-name="T3"><text:s/></text:span><text:span text:style-name="T1">575: 00:31:28.02 00:31:30.17 <text:s/>Duration 00:00:02.15 <text:s/>44</text:span></text:p>
      <text:p text:style-name="P70">#<text:span text:style-name="T42">O cantor passou dos projetores</text:span></text:p>
      <text:p text:style-name="P70"><text:span text:style-name="T42">do palco</text:span>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70">#<text:span text:style-name="T42">aos bastidores do#</text:span> coaching<text:span text:style-name="T42">#</text:span>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<text:span text:style-name="T42">Fui com ele a</text:span> Lille,</text:p>
      <text:p text:style-name="P1"><text:span text:style-name="T42">a</text:span> Lyon, <text:span text:style-name="T42">a</text:span> Toulouse,</text:p>
      <text:p text:style-name="P1"><text:soft-page-break/></text:p>
      <text:p text:style-name="Texte_20_brut"><text:span text:style-name="T3"><text:s/></text:span><text:span text:style-name="T1">578: 00:31:42.12 00:31:46.08 <text:s/>Duration 00:00:03.21 <text:s/>65</text:span></text:p>
      <text:p text:style-name="P69">aos grandes comícios,</text:p>
      <text:p text:style-name="P1"><text:span text:style-name="T42">aonde fosse necessário</text:span>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69">Ele estava deste tamanho</text:p>
      <text:p text:style-name="P1"><text:span text:style-name="T42">no meio</text:span>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70"><text:span text:style-name="T42">Eu tentava me postar meio</text:span></text:p>
      <text:p text:style-name="P70"><text:span text:style-name="T42">na frente dele, na primeira fila</text:span>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70"><text:span text:style-name="T42">e fazia sinais meio cabalísticos</text:span>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<text:span text:style-name="T42">Quem me via devia pensar</text:span>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<text:span text:style-name="T42">Esse rapaz é meio maluco</text:span>."</text:p>
      <text:p text:style-name="P1">P<text:span text:style-name="T42">orque eu fazia</text:span>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70"><text:span text:style-name="T42">Sinais de que já havíamos falado</text:span>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<text:span text:style-name="T42">para dizer</text:span>: "<text:span text:style-name="T42">C</text:span>alm<text:span text:style-name="T42">a</text:span>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70">Quand<text:span text:style-name="T42">o ele começava</text:span></text:p>
      <text:p text:style-name="P70"><text:span text:style-name="T42">a ficar veemente assim...</text:span>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<text:span text:style-name="T42">essões</text:span> de 2 h<text:span text:style-name="T42">ora</text:span>s</text:p>
      <text:p text:style-name="P1">são program<text:span text:style-name="T42">ada</text:span>s <text:span text:style-name="T42">até a </text:span>eleição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<text:span text:style-name="T42">a respiração</text:span>,</text:p>
      <text:p text:style-name="P1">a postur<text:span text:style-name="T42">a</text:span>, <text:span text:style-name="T42">o</text:span>s exerc<text:span text:style-name="T42">ício</text:span>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<text:span text:style-name="T42">recomeça tudo do</text:span> z<text:span text:style-name="T42">e</text:span>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70">É u<text:span text:style-name="T42">m</text:span> exerc<text:span text:style-name="T42">ício</text:span></text:p>
      <text:p text:style-name="P70"><text:span text:style-name="T42">que dei para</text:span> Emmanuel Macron.</text:p>
      <text:p text:style-name="P1"/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72"><text:span text:style-name="T43">Não precisa fazer uma voz assim</text:span>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É simple<text:span text:style-name="T43">smente para as</text:span> vibra<text:span text:style-name="T43">ções</text:span>,</text:p>
      <text:p text:style-name="P1"/>
      <text:p text:style-name="Texte_20_brut"><text:span text:style-name="T3"><text:s/></text:span><text:span text:style-name="T1">594: 00:32:51.17 00:32:55.01 <text:s/>Duration 00:00:03.09 <text:s/>57</text:span></text:p>
      <text:p text:style-name="P1">p<text:span text:style-name="T43">ara </text:span>que <text:span text:style-name="T43">a</text:span>s cord<text:span text:style-name="T43">a</text:span>s voca<text:span text:style-name="T43">i</text:span>s vibre<text:span text:style-name="T43">m</text:span></text:p>
      <text:p text:style-name="P1"><text:soft-page-break/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<text:span text:style-name="T43">a </text:span>a R<text:span text:style-name="T43">epública</text:span>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<text:span text:style-name="T43">a </text:span>a Fran<text:span text:style-name="T43">ça</text:span>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72">Entre <text:span text:style-name="T43">o sujeito inseguro</text:span></text:p>
      <text:p text:style-name="P72"><text:span text:style-name="T43">do primeiro dia</text:span>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 <text:span text:style-name="T43">o</text:span> grand<text:span text:style-name="T43">e vencedor</text:span></text:p>
      <text:p text:style-name="P1">d<text:span text:style-name="T43">a última noite,</text:span>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<text:span text:style-name="T43">e</text:span>vident<text:span text:style-name="T43">e</text:span></text:p>
      <text:p text:style-name="P1">que <text:span text:style-name="T43">a</text:span> vo<text:span text:style-name="T43">z</text:span> est<text:span text:style-name="T43">á</text:span> dif<text:span text:style-name="T43">e</text:span>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72"><text:span text:style-name="T43">Muita gente</text:span></text:p>
      <text:p text:style-name="P72"><text:span text:style-name="T43">me telefonou e escreveu</text:span>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72">"Bravo.</text:p>
      <text:p text:style-name="P72"><text:span text:style-name="T43">Você fez de</text:span> Macron pr<text:span text:style-name="T43">e</text:span>sident<text:span text:style-name="T43">e</text:span>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71">Não é verdade.</text:p>
      <text:p text:style-name="P71">Foi ele que se elegeu presidente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<text:span text:style-name="T43">gamos que o ajudei um pouco</text:span>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<text:span text:style-name="T43">a</text:span> <text:span text:style-name="T43">ser mai</text:span>s pertinent<text:span text:style-name="T43">e</text:span>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ão<text:span text:style-name="T43"> no fundo</text:span>, mas <text:span text:style-name="T43">n</text:span>a form<text:span text:style-name="T43">a</text:span>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<text:span text:style-name="T43">O</text:span> carism<text:span text:style-name="T43">a</text:span> vocal <text:span text:style-name="T43">se aprende</text:span>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73">#<text:span text:style-name="T44">Ele até se tornou</text:span></text:p>
      <text:p text:style-name="P73"><text:span text:style-name="T44">tema de estudos científicos</text:span>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<text:span text:style-name="T44">Em</text:span> Paris,#</text:p>
      <text:p text:style-name="P1"/>
      <text:p text:style-name="Texte_20_brut"><text:span text:style-name="T3"><text:s/></text:span><text:span text:style-name="T1">609: 00:33:36.16 00:33:40.20 <text:s/>Duration 00:00:04.04 <text:s/>71</text:span></text:p>
      <text:p text:style-name="P1">#<text:span text:style-name="T44">esse pesquisador italiano destrincha</text:span></text:p>
      <text:p text:style-name="P1"><text:span text:style-name="T44">os discursos dos líderes político</text:span>s#</text:p>
      <text:p text:style-name="P1"/>
      <text:p text:style-name="Texte_20_brut"><text:span text:style-name="T3"><text:s/></text:span><text:span text:style-name="T1">610: 00:33:41.00 00:33:44.12 <text:s/>Duration 00:00:03.12 <text:s/>59</text:span></text:p>
      <text:p text:style-name="P1">#e <text:span text:style-name="T44">mede o efeito da voz deles</text:span></text:p>
      <text:p text:style-name="P1"><text:span text:style-name="T44">no </text:span>audit<text:span text:style-name="T44">ório</text:span>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<text:soft-page-break/><text:span text:style-name="T44">A voz pode fazer perder</text:span> eleição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<text:span text:style-name="T44">m</text:span> cas<text:span text:style-name="T44">o que citarei</text:span>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<text:span text:style-name="T44">o</text:span> de, p<text:span text:style-name="T44">o</text:span>r exempl<text:span text:style-name="T44">o</text:span>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ão<text:span text:style-name="T44"> soube mudar</text:span>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<text:span text:style-name="T44">eu</text:span> p<text:span text:style-name="T44">er</text:span>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 adapt<text:span text:style-name="T44">á-lo a cada</text:span> context<text:span text:style-name="T44">o</text:span></text:p>
      <text:p text:style-name="P1">de com<text:span text:style-name="T44">unicação.</text:span>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73"><text:span text:style-name="T44">Amanhã</text:span>, <text:span text:style-name="T44">nós enfrentaremos</text:span></text:p>
      <text:p text:style-name="P73"><text:span text:style-name="T44">o dever da nossa época.</text:span>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<text:span text:style-name="T44">ma</text:span> vo<text:span text:style-name="T44">z</text:span> professoral e form<text:span text:style-name="T44">al</text:span>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<text:span text:style-name="T45">Em quem nós iremos</text:span> vot<text:span text:style-name="T45">a</text:span>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<text:span text:style-name="T45">e quisermos ganhar a</text:span> eleição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74">devemos estudar o público</text:p>
      <text:p text:style-name="P74">para quem falaremos a cada vez,</text:p>
      <text:p text:style-name="P74"/>
      <text:p text:style-name="Texte_20_brut"><text:span text:style-name="T3"><text:s/></text:span><text:span text:style-name="T1">622: 00:34:23.00 00:34:25.14 <text:s/>Duration 00:00:02.14 <text:s/>44</text:span></text:p>
      <text:p text:style-name="P1">e <text:span text:style-name="T45">dar um jeito</text:span>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74">de saber a quem nos dirigimos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<text:span text:style-name="T45">Isto é, os líderes carismáticos</text:span></text:p>
      <text:p text:style-name="P1">manipul<text:span text:style-name="T45">am sua voz</text:span>.#</text:p>
      <text:p text:style-name="P1"/>
      <text:p text:style-name="Texte_20_brut"><text:span text:style-name="T3"><text:s/></text:span><text:span text:style-name="T1">625: 00:34:32.15 00:34:34.03 <text:s/>Duration 00:00:01.13 <text:s/>26</text:span></text:p>
      <text:p text:style-name="P75">#P<text:span text:style-name="T45">ara comprovar a hipótese</text:span>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#Rosario <text:span text:style-name="T45">submeteu gravações</text:span></text:p>
      <text:p text:style-name="P1">de pol<text:span text:style-name="T45">íticos de vários países#</text:span>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#<text:span text:style-name="T45">a uma amostragem</text:span> de 250 pe<text:span text:style-name="T45">ssoas</text:span>.#</text:p>
      <text:p text:style-name="P1"/>
      <text:p text:style-name="Texte_20_brut"><text:span text:style-name="T3"><text:s/></text:span><text:span text:style-name="T1">628: 00:34:42.18 00:34:44.11 <text:s/>Duration 00:00:01.18 <text:s/>29</text:span></text:p>
      <text:p text:style-name="P1"><text:span text:style-name="T45">Quero que vocês votem em mim</text:span>.</text:p>
      <text:p text:style-name="P1"/>
      <text:p text:style-name="Texte_20_brut"><text:span text:style-name="T3"><text:s/></text:span><text:span text:style-name="T1">629: 00:34:44.15 00:34:45.24 <text:s/>Duration 00:00:01.09 <text:s/>23</text:span></text:p>
      <text:p text:style-name="P1"><text:soft-page-break/>#E <text:span text:style-name="T45">os resultados mostram</text:span>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<text:span text:style-name="T45">é um mes</text:span>tre</text:p>
      <text:p text:style-name="P1"><text:span text:style-name="T45">n</text:span>a manipula<text:span text:style-name="T45">ção</text:span> de s<text:span text:style-name="T45">u</text:span>a vo<text:span text:style-name="T45">z</text:span>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74">Nós percebemos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<text:span text:style-name="T45">entre os outros políticos,</text:span>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<text:span text:style-name="T45">era aquele que era visto</text:span>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<text:span text:style-name="T45">o muito mais jovem</text:span>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<text:span text:style-name="T45">ua idade cronológica.</text:span>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74">Então, as pessoas que não o viam</text:p>
      <text:p text:style-name="P1">e <text:span text:style-name="T45">que só o escutavam</text:span>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75"><text:span text:style-name="T45">pensavam que ele era</text:span></text:p>
      <text:p text:style-name="P75">20 anos <text:span text:style-name="T45">mais jovem.</text:span>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74">Ele tem uma elocução</text:p>
      <text:p text:style-name="P1"><text:span text:style-name="T45">muito contínua</text:span>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 <text:span text:style-name="T45">ele também tem pausas bem curtas</text:span>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75"><text:span text:style-name="T45">Pensei que o discurso</text:span></text:p>
      <text:p text:style-name="P75"><text:span text:style-name="T45">no</text:span> New Hampshire ser<text:span text:style-name="T45">ia meu último.</text:span>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 <text:span text:style-name="T45">eu soube</text:span></text:p>
      <text:p text:style-name="P1">que "Hilary Clinton, <text:span text:style-name="T45">a</text:span> corr<text:span text:style-name="T45">upta,</text:span>"</text:p>
      <text:p text:style-name="P1"/>
      <text:p text:style-name="Texte_20_brut"><text:span text:style-name="T3"><text:s/></text:span><text:span text:style-name="T1">642: 00:35:25.20 00:35:27.10 <text:s/>Duration 00:00:01.15 <text:s/>27</text:span></text:p>
      <text:p text:style-name="P1"><text:span text:style-name="T45">ia ao</text:span>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 <text:span text:style-name="T45">eu pensei</text:span>:</text:p>
      <text:p text:style-name="P1">"<text:span text:style-name="T45">Vamos também</text:span>! <text:span text:style-name="T45">Vamos também</text:span>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<text:span text:style-name="T45">N</text:span>a percep<text:span text:style-name="T45">ção</text:span> normal,</text:p>
      <text:p text:style-name="P74">isso veicula a ideia</text:p>
      <text:p text:style-name="P1"/>
      <text:p text:style-name="Texte_20_brut"><text:span text:style-name="T3"><text:s/></text:span><text:span text:style-name="T1">645: 00:35:34.17 00:35:39.09 <text:s/>Duration 00:00:04.17 <text:s/>80</text:span></text:p>
      <text:p text:style-name="P75">d<text:span text:style-name="T45">e um</text:span> locut<text:span text:style-name="T45">or</text:span></text:p>
      <text:p text:style-name="P75"><text:span text:style-name="T45">que é bastante proativo e jovem.</text:span></text:p>
      <text:p text:style-name="P1"/>
      <text:p text:style-name="Texte_20_brut"><text:span text:style-name="T3"><text:s/></text:span><text:span text:style-name="T1">646: 00:35:40.02 00:35:42.20 <text:s/>Duration 00:00:02.18 <text:s/>46</text:span></text:p>
      <text:p text:style-name="P76"><text:soft-page-break/>#A<text:span text:style-name="T46">ssim, o jeito</text:span> ex<text:span text:style-name="T46">al</text:span>t<text:span text:style-name="T46">ado</text:span></text:p>
      <text:p text:style-name="P76">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<text:span text:style-name="T46">é tão elaborado</text:span> e calcul<text:span text:style-name="T46">ado</text:span>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<text:span text:style-name="T46">anto o tom</text:span> grave</text:p>
      <text:p text:style-name="P1">e <text:span text:style-name="T46">pausado de </text:span>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<text:span text:style-name="T46">no discurso de Ano Novo</text:span>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76">#<text:span text:style-name="T46">Este ano de</text:span> 2018,</text:p>
      <text:p text:style-name="P76">n<text:span text:style-name="T46">ós podemos encarar com confiança.</text:span>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76">#<text:span text:style-name="T46">A Suíça</text:span></text:p>
      <text:p text:style-name="P76"><text:span text:style-name="T46">é um país estável e seguro</text:span>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<text:span text:style-name="T46">O que notamos</text:span>, <text:span text:style-name="T46">no ouvido</text:span>,</text:p>
      <text:p text:style-name="P1"><text:span text:style-name="T46">enquanto escutamos</text:span>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<text:span text:style-name="T46">e ele acaba a f</text:span>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<text:span text:style-name="T46">com uma queda bastante</text:span> <text:span text:style-name="T46">acentuada</text:span></text:p>
      <text:p text:style-name="P77">da frequência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76"><text:span text:style-name="T46">Isso pode ser</text:span></text:p>
      <text:p text:style-name="P76"><text:span text:style-name="T46">uma questão fisiológica</text:span>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<text:span text:style-name="T46">s nesse caso,</text:span>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76">é<text:span text:style-name="T46"> mais</text:span> u<text:span text:style-name="T46">ma questão estilística,</text:span>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77">porque ele queria acentuar</text:p>
      <text:p text:style-name="P1"/>
      <text:p text:style-name="Texte_20_brut"><text:span text:style-name="T3"><text:s/></text:span><text:span text:style-name="T1">659: 00:36:12.10 00:36:15.04 <text:s/>Duration 00:00:02.19 <text:s/>47</text:span></text:p>
      <text:p text:style-name="P76"><text:span text:style-name="T46">o fato de que a Suíça</text:span></text:p>
      <text:p text:style-name="P76"><text:span text:style-name="T46">é um país estável</text:span></text:p>
      <text:p text:style-name="P1"/>
      <text:p text:style-name="Texte_20_brut"><text:span text:style-name="T3"><text:s/></text:span><text:span text:style-name="T1">660: 00:36:15.08 00:36:16.06 <text:s/>Duration 00:00:00.23 <text:s/>16</text:span></text:p>
      <text:p text:style-name="P1">e <text:span text:style-name="T46">seguro</text:span>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#No<text:span text:style-name="T46">ssa economia vai bem.</text:span></text:p>
      <text:p text:style-name="P1">N<text:span text:style-name="T46">ós somos muito</text:span> comp<text:span text:style-name="T46">e</text:span>titi<text:span text:style-name="T46">vo</text:span>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76">#E <text:span text:style-name="T46">além disso, nós nos interessamos</text:span></text:p>
      <text:p text:style-name="P76"><text:span text:style-name="T46">uns pelos outros.</text:span>#</text:p>
      <text:p text:style-name="P1"/>
      <text:p text:style-name="Texte_20_brut"><text:soft-page-break/><text:span text:style-name="T3"><text:s/></text:span><text:span text:style-name="T1">663: 00:36:24.19 00:36:28.07 <text:s/>Duration 00:00:03.13 <text:s/>60</text:span></text:p>
      <text:p text:style-name="P1">Fa<text:span text:style-name="T46">ça a voz que você quer trabalhar.</text:span></text:p>
      <text:p text:style-name="P1"><text:span text:style-name="T46">Quem treinaremos hoje</text:span>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76"><text:span text:style-name="T46">Estou fazendo um esquete</text:span> long<text:span text:style-name="T46">o</text:span></text:p>
      <text:p text:style-name="P76">de Brélaz, p<text:span text:style-name="T46">o</text:span>r exempl<text:span text:style-name="T46">o</text:span>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<text:span text:style-name="T46">o que exige mais</text:span>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76"><text:span text:style-name="T46">porque você contrai muito a voz</text:span>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 <text:span text:style-name="T46">quanto mais me canso,</text:span></text:p>
      <text:p text:style-name="P77">mais eu forço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77">e quanto mais forço,</text:p>
      <text:p text:style-name="P1"><text:span text:style-name="T46">mais cansa</text:span>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 <text:span text:style-name="T46">depois do espetáculo,</text:span></text:p>
      <text:p text:style-name="P77">meu pescoço ficou doendo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<text:span text:style-name="T46">O</text:span> int<text:span text:style-name="T46">e</text:span>ressant<text:span text:style-name="T46">e</text:span> é v<text:span text:style-name="T46">e</text:span>r</text:p>
      <text:p text:style-name="P1"><text:span text:style-name="T46">o que você</text:span> contra<text:span text:style-name="T46">i</text:span> p<text:span text:style-name="T46">ara fazer isso.</text:span>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 <text:span text:style-name="T46">é</text:span> consult<text:span text:style-name="T46">or</text:span>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<text:span text:style-name="T46">sempre</text:span>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76">#<text:span text:style-name="T46">Com seu método</text:span></text:p>
      <text:p text:style-name="P76"><text:span text:style-name="T46">de coordenação respiratória,</text:span>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76">#<text:span text:style-name="T46">ele ajuda</text:span></text:p>
      <text:p text:style-name="P76"><text:span text:style-name="T46">tanto um imitador suíço</text:span>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<text:span text:style-name="T46">anto uma cantora do</text:span># The Voice<text:span text:style-name="T46">#</text:span></text:p>
      <text:p text:style-name="P1">ou u<text:span text:style-name="T46">m político europeu</text:span>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77">O que eu vi no meu percurso</text:p>
      <text:p text:style-name="P1"/>
      <text:p text:style-name="Texte_20_brut"><text:span text:style-name="T3"><text:s/></text:span><text:span text:style-name="T1">677: 00:37:07.00 00:37:08.24 <text:s/>Duration 00:00:01.24 <text:s/>33</text:span></text:p>
      <text:p text:style-name="P1">é que quand<text:span text:style-name="T46">o</text:span> <text:span text:style-name="T46">o eu saí dos EUA,</text:span></text:p>
      <text:p text:style-name="P1"/>
      <text:p text:style-name="Texte_20_brut"><text:span text:style-name="T3"><text:s/></text:span><text:span text:style-name="T1">678: 00:37:09.03 00:37:11.14 <text:s/>Duration 00:00:02.11 <text:s/>41</text:span></text:p>
      <text:p text:style-name="P77">onde fui estudar</text:p>
      <text:p text:style-name="P77">com grandes especialista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<text:soft-page-break/>p<text:span text:style-name="T46">ara</text:span> me form<text:span text:style-name="T46">a</text:span>r,</text:p>
      <text:p text:style-name="P1">p<text:span text:style-name="T46">orque eu não estava satisfeito,</text:span>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77">eu me toquei que na Suíça</text:p>
      <text:p text:style-name="P77">temos de saber antes de aprender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76">É com<text:span text:style-name="T46">o se um político dissesse,</text:span>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<text:span text:style-name="T46">Não estou satisfeito</text:span></text:p>
      <text:p text:style-name="P1">de com<text:span text:style-name="T46">o eu falo</text:span>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 que <text:span text:style-name="T46">isso fosse vergonhoso.</text:span>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<text:span text:style-name="T46">Mesma coisa para um canto</text:span>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<text:span text:style-name="T46">deveríamos saber</text:span>.</text:p>
      <text:p text:style-name="P1"><text:span text:style-name="T46">Só que não</text:span>. <text:span text:style-name="T46">Isso se aprende</text:span>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76"><text:span text:style-name="T46">Assim, temos um teto de vidro</text:span></text:p>
      <text:p text:style-name="P76"><text:span text:style-name="T46">na Suíça com isso.</text:span>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 <text:span text:style-name="T46">se tem um</text:span>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<text:span text:style-name="T46">e é especialista mundial</text:span></text:p>
      <text:p text:style-name="P1"><text:span text:style-name="T46">na voz</text:span> polític<text:span text:style-name="T46">a</text:span> su<text:span text:style-name="T46">íça</text:span>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<text:span text:style-name="T46">o </text:span>imita<text:span text:style-name="T46">do</text:span>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78">Eu reescrevi uma música</text:p>
      <text:p text:style-name="P1">s<text:span text:style-name="T47">obre</text:span> Alain Berset,</text:p>
      <text:p text:style-name="P1"/>
      <text:p text:style-name="Texte_20_brut"><text:span text:style-name="T3"><text:s/></text:span><text:span text:style-name="T1">691: 00:37:46.15 00:37:49.18 <text:s/>Duration 00:00:03.03 <text:s/>53</text:span></text:p>
      <text:p text:style-name="P1">s<text:span text:style-name="T47">obre</text:span> Sommaruga e u<text:span text:style-name="T47">m outro.</text:span>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79">Você está satisfeito</text:p>
      <text:p text:style-name="P1">d<text:span text:style-name="T47">e ter caído na Suíça,</text:span>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p<text:span text:style-name="T47">elos</text:span> políticos?</text:p>
      <text:p text:style-name="P1"/>
      <text:p text:style-name="Texte_20_brut"><text:span text:style-name="T3"><text:s/></text:span><text:span text:style-name="T1">694: 00:37:54.14 00:37:58.03 <text:s/>Duration 00:00:03.14 <text:s/>61</text:span></text:p>
      <text:p text:style-name="P1">É <text:span text:style-name="T47">engraçado porque no começo</text:span></text:p>
      <text:p text:style-name="P1">do<text:span text:style-name="T47"># </text:span>La soupe#, e<text:span text:style-name="T47">m</text:span> 2000,</text:p>
      <text:p text:style-name="P1"/>
      <text:p text:style-name="Texte_20_brut"><text:span text:style-name="T3"><text:s/></text:span><text:span text:style-name="T1">695: 00:37:58.07 00:38:01.15 <text:s/>Duration 00:00:03.08 <text:s/>56</text:span></text:p>
      <text:p text:style-name="P1"><text:span text:style-name="T47">diziam-nos</text:span> que <text:span text:style-name="T47">o</text:span>s po<text:span text:style-name="T47">líticos</text:span></text:p>
      <text:p text:style-name="P1">su<text:span text:style-name="T47">íços não eram interessantes.</text:span></text:p>
      <text:p text:style-name="P1"/>
      <text:p text:style-name="Texte_20_brut"><text:soft-page-break/><text:span text:style-name="T3"><text:s/></text:span><text:span text:style-name="T1">696: 00:38:01.19 00:38:03.03 <text:s/>Duration 00:00:01.09 <text:s/>23</text:span></text:p>
      <text:p text:style-name="P1"><text:span text:style-name="T47">EU também achava</text:span>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 <text:span text:style-name="T47">treinando a voz deles,</text:span></text:p>
      <text:p text:style-name="P79">nós nos tocamos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<text:span text:style-name="T47">e há políticos interessantes</text:span>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<text:span text:style-name="T47">Há vozes bem</text:span> dif<text:span text:style-name="T47">e</text:span>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<text:span text:style-name="T47">cê tem um</text:span> Levrat</text:p>
      <text:p text:style-name="P1">qu<text:span text:style-name="T47">e tem uma voz bem</text:span> r<text:span text:style-name="T47">ed</text:span>ond<text:span text:style-name="T47">a</text:span>, <text:span text:style-name="T47">assim</text:span>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<text:span text:style-name="T47">bem anasalada</text:span>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<text:span text:style-name="T47">e dá um aspecto meio bonachão</text:span>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79">Ele tem esse lado bonachão,</text:p>
      <text:p text:style-name="P1"><text:span text:style-name="T47">de F</text:span>ribourg e t<text:span text:style-name="T47">udo</text:span>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80">E <text:span text:style-name="T47">depois,</text:span></text:p>
      <text:p text:style-name="P80"><text:span text:style-name="T47">temos uma voz como </text:span>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 obstant<text:span text:style-name="T47">e</text:span></text:p>
      <text:p text:style-name="P1">e <text:span text:style-name="T47">por via de consequência</text:span>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80">qu<text:span text:style-name="T47">e é bem mais clara</text:span>,</text:p>
      <text:p text:style-name="P80"><text:span text:style-name="T47">reta</text:span>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E <text:span text:style-name="T47">essa</text:span> vo<text:span text:style-name="T47">z</text:span> correspond<text:span text:style-name="T47">e</text:span> <text:span text:style-name="T47">em geral</text:span>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<text:span text:style-name="T47">ao caráter do</text:span> personage<text:span text:style-name="T47">m</text:span>.</text:p>
      <text:p text:style-name="P1"/>
      <text:p text:style-name="Texte_20_brut"><text:span text:style-name="T3"><text:s/></text:span><text:span text:style-name="T1">709: 00:38:35.13 00:38:36.15 <text:s/>Duration 00:00:01.02 <text:s/>18</text:span></text:p>
      <text:p text:style-name="P1">Formid<text:span text:style-name="T47">ável</text:span>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Bo<text:span text:style-name="T47">m dia</text:span>.</text:p>
      <text:p text:style-name="P1"/>
      <text:p text:style-name="Texte_20_brut"><text:span text:style-name="T3"><text:s/></text:span><text:span text:style-name="T1">711: 00:38:45.05 00:38:46.09 <text:s/>Duration 00:00:01.04 <text:s/>20</text:span></text:p>
      <text:p text:style-name="P81"><text:span text:style-name="T48">O que é ruim para mim</text:span></text:p>
      <text:p text:style-name="P1"/>
      <text:p text:style-name="Texte_20_brut"><text:span text:style-name="T3"><text:s/></text:span><text:span text:style-name="T1">712: 00:38:46.14 00:38:49.18 <text:s/>Duration 00:00:03.04 <text:s/>54</text:span></text:p>
      <text:p text:style-name="P1">é quand<text:span text:style-name="T48">o</text:span> políticos <text:span text:style-name="T48">de mais</text:span></text:p>
      <text:p text:style-name="P82">têm voz de advogado genebrense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 <text:span text:style-name="T48">entende o que eu quero dizer</text:span>? -,</text:p>
      <text:p text:style-name="P1"><text:soft-page-break/><text:span text:style-name="T48">estilo</text:span>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<text:span text:style-name="T48">e têm vozes sem sotaque,</text:span></text:p>
      <text:p text:style-name="P82">eles têm pouco sotaque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 <text:span text:style-name="T48">eles têm vozes bem estruturadas,</text:span></text:p>
      <text:p text:style-name="P1"><text:span text:style-name="T48">têm um bom vocabulário</text:span>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<text:span text:style-name="T48">Para mim, o ide</text:span>al</text:p>
      <text:p text:style-name="P1"><text:span text:style-name="T48">e gente</text:span> com<text:span text:style-name="T48">o</text:span>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<text:span text:style-name="T48">O que você acha</text:span>?</text:p>
      <text:p text:style-name="P1">Com<text:span text:style-name="T48">o o senhor encara</text:span>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82">Muito bem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81"><text:span text:style-name="T48">C</text:span>onsid<text:span text:style-name="T48">ero que nossos destinos</text:span></text:p>
      <text:p text:style-name="P81"><text:span text:style-name="T48">estavam ligados</text:span>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81"><text:span text:style-name="T48">Ele fez</text:span></text:p>
      <text:p text:style-name="P81"><text:span text:style-name="T48">uma parte da carreira assim,</text:span>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 <text:span text:style-name="T48">me divulgou.</text:span>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<text:span text:style-name="T48">Gosta da sua voz ou não</text:span>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81">M<text:span text:style-name="T48">inha voz não tem</text:span></text:p>
      <text:p text:style-name="P81"><text:span text:style-name="T48">que me agradar ou não.</text:span>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<text:span text:style-name="T48">inha voz</text:span>.</text:p>
      <text:p text:style-name="P1"/>
      <text:p text:style-name="Texte_20_brut"><text:span text:style-name="T3"><text:s/></text:span><text:span text:style-name="T1">725: 00:39:24.15 00:39:26.03 <text:s/>Duration 00:00:01.13 <text:s/>26</text:span></text:p>
      <text:p text:style-name="P1"><text:span text:style-name="T48">Neste caso</text:span>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81"><text:span text:style-name="T48">faz parte</text:span></text:p>
      <text:p text:style-name="P81"><text:span text:style-name="T48">das minhas competências naturais</text:span>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82">Eu nunca senti necessidade</text:p>
      <text:p text:style-name="P1"/>
      <text:p text:style-name="Texte_20_brut"><text:span text:style-name="T3"><text:s/></text:span><text:span text:style-name="T1">728: 00:39:32.22 00:39:36.21 <text:s/>Duration 00:00:03.24 <text:s/>67</text:span></text:p>
      <text:p text:style-name="P81">de fa<text:span text:style-name="T48">zer humor</text:span></text:p>
      <text:p text:style-name="P81"><text:span text:style-name="T48">com minha própria voz</text:span>,</text:p>
      <text:p text:style-name="P1"/>
      <text:p text:style-name="Texte_20_brut"><text:span text:style-name="T3"><text:s/></text:span><text:span text:style-name="T1">729: 00:39:37.00 00:39:39.01 <text:s/>Duration 00:00:02.01 <text:s/>35</text:span></text:p>
      <text:p text:style-name="P82">apesar de ter feito com meu peso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81"><text:soft-page-break/><text:span text:style-name="T48">o que era uma maneira,</text:span></text:p>
      <text:p text:style-name="P81"><text:span text:style-name="T48">de certa forma, de me proteger</text:span>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<text:span text:style-name="T48">Eu nunca </text:span>senti</text:p>
      <text:p text:style-name="P82">essa necessidade com minha voz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<text:span text:style-name="T49">Outra</text:span> polític<text:span text:style-name="T49">a suíça</text:span></text:p>
      <text:p text:style-name="P1"><text:span text:style-name="T49">reconhecível desde que abre a boca</text:span>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is contrairement à Daniel Brélaz,</text:p>
      <text:p text:style-name="P1">depuis ses débuts en político,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1">#elle a potassé le dossier voix</text:p>
      <text:p text:style-name="P1">comme n'importe quel autre sujet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On m'a dit que quand je m'exprimais</text:p>
      <text:p text:style-name="P1">dans des débats en allemand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en italien,</text:p>
      <text:p text:style-name="P1">j'étais plus percutante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t que ma voix était charmante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videmment, il y a le phénomène</text:p>
      <text:p text:style-name="P1">de l'accent velche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1">mais surtout,</text:p>
      <text:p text:style-name="P1">dans une langue étrangère,</text:p>
      <text:p text:style-name="P1"/>
      <text:p text:style-name="Texte_20_brut"><text:span text:style-name="T3"><text:s/></text:span><text:span text:style-name="T1">741: 00:40:14.02 00:40:17.00 <text:s/>Duration 00:00:02.23 <text:s/>50</text:span></text:p>
      <text:p text:style-name="P1">je prépare beaucoup mieux mon débat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our être plus percutante,</text:p>
      <text:p text:style-name="P1"/>
      <text:p text:style-name="Texte_20_brut"><text:span text:style-name="T3"><text:s/></text:span><text:span text:style-name="T1">743: 00:40:18.17 00:40:21.14 <text:s/>Duration 00:00:02.22 <text:s/>49</text:span></text:p>
      <text:p text:style-name="P1">et comme ce n'est pas ma langue,</text:p>
      <text:p text:style-name="P1">je parle plus lentement.</text:p>
      <text:p text:style-name="P1"/>
      <text:p text:style-name="Texte_20_brut"><text:span text:style-name="T3"><text:s/></text:span><text:span text:style-name="T1">744: 00:40:21.18 00:40:24.20 <text:s/>Duration 00:00:03.02 <text:s/>52</text:span></text:p>
      <text:p text:style-name="P1">J'essaye, lorsque je prépare</text:p>
      <text:p text:style-name="P1">un débat en français,</text:p>
      <text:p text:style-name="P1"/>
      <text:p text:style-name="Texte_20_brut"><text:span text:style-name="T3"><text:s/></text:span><text:span text:style-name="T1">745: 00:40:24.24 00:40:27.08 <text:s/>Duration 00:00:02.09 <text:s/>40</text:span></text:p>
      <text:p text:style-name="P1">de le préparer comme si c'était</text:p>
      <text:p text:style-name="P1">une langue étrangère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<text:soft-page-break/>Vous avez pris un coach?</text:p>
      <text:p text:style-name="P1">É des choses qu'on apprend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1">Je travaille beaucoup</text:p>
      <text:p text:style-name="P1">avec une équipe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1">pour préparer mes débats,</text:p>
      <text:p text:style-name="P1">sur la forme e sur le fond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Merci.</text:p>
      <text:p text:style-name="P1">-De rien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a voix, naturellement,</text:p>
      <text:p text:style-name="P1">est à mon image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é-à-dire plutôt petite e menue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donc pour moi, é difficile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1">de pouvoir couper la parole</text:p>
      <text:p text:style-name="P1">à un homme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1">qui a, au hasard, une voix</text:p>
      <text:p text:style-name="P1">de syndicaliste puissante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1">donc je dois développer</text:p>
      <text:p text:style-name="P1">d'autres moyen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1">pour pouvoir placer mes paroles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É ça, une société, Mme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ous voulons compenser</text:p>
      <text:p text:style-name="P1">dans le cadre du 2e pilier,</text:p>
      <text:p text:style-name="P1"/>
      <text:p text:style-name="Texte_20_brut"><text:span text:style-name="T3"><text:s/></text:span><text:span text:style-name="T1">759: 00:41:02.15 00:41:05.13 <text:s/>Duration 00:00:02.23 <text:s/>50</text:span></text:p>
      <text:p text:style-name="P1">car il faut garantir le niveau</text:p>
      <text:p text:style-name="P1">des rentes dans le 2e pilier.</text:p>
      <text:p text:style-name="P1"/>
      <text:p text:style-name="Texte_20_brut"><text:span text:style-name="T3"><text:s/></text:span><text:span text:style-name="T1">760: 00:41:05.17 00:41:08.12 <text:s/>Duration 00:00:02.20 <text:s/>48</text:span></text:p>
      <text:p text:style-name="P1">L'AVS</text:p>
      <text:p text:style-name="P1">et les prestations complémentaires,</text:p>
      <text:p text:style-name="P1"/>
      <text:p text:style-name="Texte_20_brut"><text:span text:style-name="T3"><text:s/></text:span><text:span text:style-name="T1">761: 00:41:08.17 00:41:13.04 <text:s/>Duration 00:00:04.12 <text:s/>76</text:span></text:p>
      <text:p text:style-name="P1">#de par la Constitution, visent</text:p>
      <text:p text:style-name="P1">à garantir les besoins vitaux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<text:soft-page-break/>#Et le 2e pilier...#</text:p>
      <text:p text:style-name="P1"/>
      <text:p text:style-name="Texte_20_brut"><text:span text:style-name="T3"><text:s/></text:span><text:span text:style-name="T1">763: 00:41:14.20 00:41:16.17 <text:s/>Duration 00:00:01.22 <text:s/>32</text:span></text:p>
      <text:p text:style-name="P1">#Les políticos</text:p>
      <text:p text:style-name="P1">entraînent leurs voix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la manipulent ou font avec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t au final, é toujours</text:p>
      <text:p text:style-name="P1">pour obtenir nos voix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ne bonne voix, é une voix</text:p>
      <text:p text:style-name="P1">qui est produite avec efficacité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1">par rapport aux structures</text:p>
      <text:p text:style-name="P1">de la personne qui la produit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Ça veut dire qu'on doit identifier</text:p>
      <text:p text:style-name="P1">chez cette personne-là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1">ce qu'elle ne laisse pas</text:p>
      <text:p text:style-name="P1">bien bouger.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1">Il y a des gens</text:p>
      <text:p text:style-name="P1">qui ont un serrage de mâchoire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de nuque, ou un restriction</text:p>
      <text:p text:style-name="P1">de mouvement des côte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me on l'a vu avec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et on doit l'identifier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Donc... Bien sûr, maintenant,</text:p>
      <text:p text:style-name="P1">on peut lire des articles qui disent</text:p>
      <text:p text:style-name="P1"/>
      <text:p text:style-name="Texte_20_brut"><text:span text:style-name="T3"><text:s/></text:span><text:span text:style-name="T1">775: 00:41:48.12 00:41:49.21 <text:s/>Duration 00:00:01.09 <text:s/>23</text:span></text:p>
      <text:p text:style-name="P1">qu'il faut baisser la voix.</text:p>
      <text:p text:style-name="P1"/>
      <text:p text:style-name="Texte_20_brut"><text:span text:style-name="T3"><text:s/></text:span><text:span text:style-name="T1">776: 00:41:50.00 00:41:52.13 <text:s/>Duration 00:00:02.13 <text:s/>43</text:span></text:p>
      <text:p text:style-name="P1">Pour moi, ça,</text:p>
      <text:p text:style-name="P1">ce sont des sparadraps.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Une voie vraiment résonnante,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ne voix équilibrée</text:p>
      <text:p text:style-name="P1">dans son usage,</text:p>
      <text:p text:style-name="P1"><text:soft-page-break/></text:p>
      <text:p text:style-name="Texte_20_brut"><text:span text:style-name="T3"><text:s/></text:span><text:span text:style-name="T1">779: 00:41:56.16 00:41:58.16 <text:s/>Duration 00:00:02.00 <text:s/>34</text:span></text:p>
      <text:p text:style-name="P1">et elle se met à résonner,</text:p>
      <text:p text:style-name="P1">à sonner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t on a une intuition,</text:p>
      <text:p text:style-name="P1">quand on écoute cette personne,</text:p>
      <text:p text:style-name="P1"/>
      <text:p text:style-name="Texte_20_brut"><text:span text:style-name="T3"><text:s/></text:span><text:span text:style-name="T1">781: 00:42:02.06 00:42:03.17 <text:s/>Duration 00:00:01.11 <text:s/>24</text:span></text:p>
      <text:p text:style-name="P1">qu'on peut lui faire confiance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1">Ce que que je veux,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us, partout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ous alliez le faire gagner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parce que é notre projet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e la République!</text:p>
      <text:p text:style-name="P1">Vive la France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asque relaxant,</text:p>
      <text:p text:style-name="P1">applications diverse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1">les gadgets</text:p>
      <text:p text:style-name="P1">pour nous aider à mieux dormir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ent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Les problemas de sommeil</text:p>
      <text:p text:style-name="P1">touchent de plus en plus de mond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1">près d'un quart de la population,</text:p>
      <text:p text:style-name="P1"/>
      <text:p text:style-name="Texte_20_brut"><text:span text:style-name="T3"><text:s/></text:span><text:span text:style-name="T1">792: 00:42:29.20 00:42:31.13 <text:s/>Duration 00:00:01.18 <text:s/>29</text:span></text:p>
      <text:p text:style-name="P1">et ce sont</text:p>
      <text:p text:style-name="P1">les nouvelles technologies</text:p>
      <text:p text:style-name="P1"/>
      <text:p text:style-name="Texte_20_brut"><text:span text:style-name="T3"><text:s/></text:span><text:span text:style-name="T1">793: 00:42:31.17 00:42:32.22 <text:s/>Duration 00:00:01.05 <text:s/>20</text:span></text:p>
      <text:p text:style-name="P1">qui sont montrées du doigt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soit les smartphones,</text:p>
      <text:p text:style-name="P1"/>
      <text:p text:style-name="Texte_20_brut"><text:span text:style-name="T3"><text:s/></text:span><text:span text:style-name="T1">795: 00:42:34.06 00:42:36.18 <text:s/>Duration 00:00:02.12 <text:s/>42</text:span></text:p>
      <text:p text:style-name="P1">qui nous accompagnent</text:p>
      <text:p text:style-name="P1">souvent jusque sur l'oreiller.</text:p>
      <text:p text:style-name="P1"/>
      <text:p text:style-name="Texte_20_brut"><text:soft-page-break/><text:span text:style-name="T3"><text:s/></text:span><text:span text:style-name="T1">796: 00:42:36.22 00:42:39.03 <text:s/>Duration 00:00:02.06 <text:s/>38</text:span></text:p>
      <text:p text:style-name="P1">Romain Miranda</text:p>
      <text:p text:style-name="P1">décrypte nos insomnie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le 2e épisode de notre série</text:p>
      <text:p text:style-name="P1">consacrée à l'addiction aux écran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1">#Le soir, nous sommes tous</text:p>
      <text:p text:style-name="P1">dans le même bateau, question écrans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n coup de télé par ci,</text:p>
      <text:p text:style-name="P1">un tour sur l'ordi par là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avec toujours le téléphone portable</text:p>
      <text:p text:style-name="P1">à portée de main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Je reste vissé à mes écrans</text:p>
      <text:p text:style-name="P1">par curiosité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1">#parfois par ennui ou par crainte</text:p>
      <text:p text:style-name="P1">de rater quelque chose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Je pourrais juste me dire</text:p>
      <text:p text:style-name="P1">qu'il faut vivre avec son temps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1">#mais de nombreux scientifiques</text:p>
      <text:p text:style-name="P1">sont alarmés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ar cette potentielle épidémie</text:p>
      <text:p text:style-name="P1">d'un genre nouveau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#le dérèglement de notre sommeil,</text:p>
      <text:p text:style-name="P1">dû aux écrans, notamment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n mode veille</text:p>
      <text:p text:style-name="P1"/>
      <text:p text:style-name="Texte_20_brut"><text:span text:style-name="T3"><text:s/></text:span><text:span text:style-name="T1">808: 00:43:28.05 00:43:30.10 <text:s/>Duration 00:00:02.05 <text:s/>37</text:span></text:p>
      <text:p text:style-name="P1">#Le Dr Espa fait partie</text:p>
      <text:p text:style-name="P1">de la direction médicale#</text:p>
      <text:p text:style-name="P1"/>
      <text:p text:style-name="Texte_20_brut"><text:span text:style-name="T3"><text:s/></text:span><text:span text:style-name="T1">809: 00:43:30.14 00:43:32.13 <text:s/>Duration 00:00:01.24 <text:s/>33</text:span></text:p>
      <text:p text:style-name="P1">#de cette clinique privée genevoise#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#spécialisée dans le sommeil,</text:p>
      <text:p text:style-name="P1">qui tourne à plein régime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Les troubles du sommeil</text:p>
      <text:p text:style-name="P1"><text:soft-page-break/>touchent de plus en plus de monde,#</text:p>
      <text:p text:style-name="P1"/>
      <text:p text:style-name="Texte_20_brut"><text:span text:style-name="T3"><text:s/></text:span><text:span text:style-name="T1">812: 00:43:38.13 00:43:40.20 <text:s/>Duration 00:00:02.07 <text:s/>39</text:span></text:p>
      <text:p text:style-name="P1">#et même certains employés</text:p>
      <text:p text:style-name="P1">de la clinique, semble-t-il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le cas de Kevin,</text:p>
      <text:p text:style-name="P1">webdesigner d'une trentaine d'année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un peu accroc aux écrans</text:p>
      <text:p text:style-name="P1">depuis son adolescence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1">À l'époque du lycée,</text:p>
      <text:p text:style-name="P1">j'ai commencé à me décaler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1">à me coucher plus tard le soir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Donc votre rythme du sommeil</text:p>
      <text:p text:style-name="P1">a commencé à évolue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changer, e se décale</text:p>
      <text:p text:style-name="P1">progressivement. É ça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À cet âge-là, oui.</text:p>
      <text:p text:style-name="P1">-D'accord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1">Beaucoup de jeux vidéo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Combien de temps ça dure,</text:p>
      <text:p text:style-name="P1">une session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Entre 2 heures e 5 heure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1">"2 heures e 5 heures."</text:p>
      <text:p text:style-name="P1"/>
      <text:p text:style-name="Texte_20_brut"><text:span text:style-name="T3"><text:s/></text:span><text:span text:style-name="T1">824: 00:44:12.09 00:44:14.14 <text:s/>Duration 00:00:02.05 <text:s/>37</text:span></text:p>
      <text:p text:style-name="P1">#Tard le soir,</text:p>
      <text:p text:style-name="P1">le travail sur son ordinateur#</text:p>
      <text:p text:style-name="P1"/>
      <text:p text:style-name="Texte_20_brut"><text:span text:style-name="T3"><text:s/></text:span><text:span text:style-name="T1">825: 00:44:14.19 00:44:16.05 <text:s/>Duration 00:00:01.11 <text:s/>24</text:span></text:p>
      <text:p text:style-name="P1">#a désormais remplacé</text:p>
      <text:p text:style-name="P1">les sessions de jeux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#mais pour Kevin,</text:p>
      <text:p text:style-name="P1">le constat est identique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Les écrans décalent son sommeil,#</text:p>
      <text:p text:style-name="P1"><text:soft-page-break/></text:p>
      <text:p text:style-name="Texte_20_brut"><text:span text:style-name="T3"><text:s/></text:span><text:span text:style-name="T1">828: 00:44:20.20 00:44:22.08 <text:s/>Duration 00:00:01.13 <text:s/>26</text:span></text:p>
      <text:p text:style-name="P1">#et é plutôt problématique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ème de sommeil</text:p>
      <text:p text:style-name="P1">et d'endormissement.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ème d'endormissement,</text:p>
      <text:p text:style-name="P1">tout le sommeil se décale,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t ça provoque après</text:p>
      <text:p text:style-name="P1">tout ce qu'on connaît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1">manque d'attention,</text:p>
      <text:p text:style-name="P1">problema de concentration,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émoire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1">#À l'origine de ces problemas, la</text:p>
      <text:p text:style-name="P1">lumière bleue émise par nos écrans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i inhibe la production</text:p>
      <text:p text:style-name="P1">de mélatonine dans notre cerveau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t la mélatonine,</text:p>
      <text:p text:style-name="P1">é justement l'hormone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i régule notre cycle de sommeil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t d'éveil.#</text:p>
      <text:p text:style-name="P1"/>
      <text:p text:style-name="Texte_20_brut"><text:span text:style-name="T3"><text:s/></text:span><text:span text:style-name="T1">839: 00:44:50.16 00:44:52.23 <text:s/>Duration 00:00:02.07 <text:s/>39</text:span></text:p>
      <text:p text:style-name="P1">#Cette hormone est synthétisée</text:p>
      <text:p text:style-name="P1">dans notre glande pinéale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#et elle se libère dans notre sang</text:p>
      <text:p text:style-name="P1">pendant la nuit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#favorisant notre endormissement.#</text:p>
      <text:p text:style-name="P1"/>
      <text:p text:style-name="Texte_20_brut"><text:span text:style-name="T3"><text:s/></text:span><text:span text:style-name="T1">842: 00:44:57.20 00:45:00.09 <text:s/>Duration 00:00:02.14 <text:s/>44</text:span></text:p>
      <text:p text:style-name="P1">#Avec une exposition</text:p>
      <text:p text:style-name="P1">aux écrans tard le soir,#</text:p>
      <text:p text:style-name="P1"/>
      <text:p text:style-name="Texte_20_brut"><text:span text:style-name="T3"><text:s/></text:span><text:span text:style-name="T1">843: 00:45:00.13 00:45:02.21 <text:s/>Duration 00:00:02.08 <text:s/>39</text:span></text:p>
      <text:p text:style-name="P1">#la sécrétion de mélatonine</text:p>
      <text:p text:style-name="P1">chute drastiquement,#</text:p>
      <text:p text:style-name="P1"/>
      <text:p text:style-name="Texte_20_brut"><text:soft-page-break/><text:span text:style-name="T3"><text:s/></text:span><text:span text:style-name="T1">844: 00:45:03.00 00:45:05.15 <text:s/>Duration 00:00:02.15 <text:s/>44</text:span></text:p>
      <text:p text:style-name="P1">#l'état de veille se prolonge,</text:p>
      <text:p text:style-name="P1">notre sommeil se décale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t nos nuits raccourcissent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Cette problématique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#les spécialistes</text:p>
      <text:p text:style-name="P1">la rencontrent désormais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de plus en plus fréquemment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i on parle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cteurs déclenchants,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le facteur aggravant</text:p>
      <text:p text:style-name="P1">des troubles du rythme,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les écrans, effectivement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reviennent de plus en plus souvent,</text:p>
      <text:p text:style-name="P1">et on le voit aussi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1">chez les personnes plus jeunes,</text:p>
      <text:p text:style-name="P1">notamment les enfant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1">#Si ces dérèglements sont</text:p>
      <text:p text:style-name="P1">de plus en plus précoces,#</text:p>
      <text:p text:style-name="P1"/>
      <text:p text:style-name="Texte_20_brut"><text:span text:style-name="T3"><text:s/></text:span><text:span text:style-name="T1">856: 00:45:31.16 00:45:32.22 <text:s/>Duration 00:00:01.06 <text:s/>21</text:span></text:p>
      <text:p text:style-name="P1">#ils peuvent survenir à tout âge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#Mais ils concernent en 1er lieu</text:p>
      <text:p text:style-name="P1">les ado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1">La tranche d'âge</text:p>
      <text:p text:style-name="P1">où le problema apparaît,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ce sont les adolescents,</text:p>
      <text:p text:style-name="P1"/>
      <text:p text:style-name="Texte_20_brut"><text:span text:style-name="T3"><text:s/></text:span><text:span text:style-name="T1">860: 00:45:39.24 00:45:42.13 <text:s/>Duration 00:00:02.14 <text:s/>44</text:span></text:p>
      <text:p text:style-name="P1">donc à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1"><text:soft-page-break/>et après, on voit un pic</text:p>
      <text:p text:style-name="P1"/>
      <text:p text:style-name="Texte_20_brut"><text:span text:style-name="T3"><text:s/></text:span><text:span text:style-name="T1">862: 00:45:46.15 00:45:49.16 <text:s/>Duration 00:00:03.01 <text:s/>52</text:span></text:p>
      <text:p text:style-name="P1">aux alentours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jusqu'à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1">et après, la problématique décroit</text:p>
      <text:p text:style-name="P1">de nouveau.</text:p>
      <text:p text:style-name="P1"/>
      <text:p text:style-name="Texte_20_brut"><text:span text:style-name="T3"><text:s/></text:span><text:span text:style-name="T1">865: 00:45:54.08 00:45:55.21 <text:s/>Duration 00:00:01.13 <text:s/>26</text:span></text:p>
      <text:p text:style-name="P1">Bienvenue au laboratoire.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Ce sont justement 3 jeunes homme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i ont participé à la dernière</text:p>
      <text:p text:style-name="P1">expérience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menée en Suisse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1">#concernant l'impact</text:p>
      <text:p text:style-name="P1">des écrans sur notre sommeil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1">#Ce soir-là, l'un d'eux reçoit</text:p>
      <text:p text:style-name="P1">un livre pour aller se coucher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Un autre reçoit une tablette,</text:p>
      <text:p text:style-name="P1">tout comme le dernier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1">#qui hérite aussi d'étranges lunettes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-Je te ramène la tablette.</text:p>
      <text:p text:style-name="P1">-Merci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1">Je te propose les lunettes à mettre,</text:p>
      <text:p text:style-name="P1"/>
      <text:p text:style-name="Texte_20_brut"><text:span text:style-name="T3"><text:s/></text:span><text:span text:style-name="T1">875: 00:46:20.22 00:46:23.06 <text:s/>Duration 00:00:02.09 <text:s/>40</text:span></text:p>
      <text:p text:style-name="P1">en même temps</text:p>
      <text:p text:style-name="P1">que tu es sur la tablette.</text:p>
      <text:p text:style-name="P1"/>
      <text:p text:style-name="Texte_20_brut"><text:span text:style-name="T3"><text:s/></text:span><text:span text:style-name="T1">876: 00:46:23.10 00:46:26.14 <text:s/>Duration 00:00:03.04 <text:s/>54</text:span></text:p>
      <text:p text:style-name="P1">Voilà. Tu verras un petit peu</text:p>
      <text:p text:style-name="P1">en orange.</text:p>
      <text:p text:style-name="P1"/>
      <text:p text:style-name="Texte_20_brut"><text:span text:style-name="T3"><text:s/></text:span><text:span text:style-name="T1">877: 00:46:26.18 00:46:28.09 <text:s/>Duration 00:00:01.16 <text:s/>28</text:span></text:p>
      <text:p text:style-name="P1">É quoi, ces lunettes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1">Ce sont des lunettes</text:p>
      <text:p text:style-name="P1"><text:soft-page-break/>qu'on appelle les #blue-blocker#.</text:p>
      <text:p text:style-name="P1"/>
      <text:p text:style-name="Texte_20_brut"><text:span text:style-name="T3"><text:s/></text:span><text:span text:style-name="T1">879: 00:46:31.05 00:46:35.04 <text:s/>Duration 00:00:03.24 <text:s/>67</text:span></text:p>
      <text:p text:style-name="P1">Ça bloque les rayons bleus</text:p>
      <text:p text:style-name="P1">qui proviennent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de l'écran de la tablette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1">#Ce sont justement les effets</text:p>
      <text:p text:style-name="P1">de la lumière bleue#</text:p>
      <text:p text:style-name="P1"/>
      <text:p text:style-name="Texte_20_brut"><text:span text:style-name="T3"><text:s/></text:span><text:span text:style-name="T1">882: 00:46:40.11 00:46:42.05 <text:s/>Duration 00:00:01.19 <text:s/>30</text:span></text:p>
      <text:p text:style-name="P1">#qui intéressent les scientifiques.#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t son impact sur notre sommeil</text:p>
      <text:p text:style-name="P1">se conforme rapidement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u bout d'une quinzaine de minutes,</text:p>
      <text:p text:style-name="P1">le 1er à vouloir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est celui qui a reçu le livre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es plus tard, é le tour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e celui qui regarde sa tablette</text:p>
      <text:p text:style-name="P1">muni de lunettes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e le dernier,</text:p>
      <text:p text:style-name="P1">qui s'est allongé avec sa tablette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is sans lunettes filtrantes.#</text:p>
      <text:p text:style-name="P1"/>
      <text:p text:style-name="Texte_20_brut"><text:span text:style-name="T3"><text:s/></text:span><text:span text:style-name="T1">890: 00:47:03.23 00:47:06.23 <text:s/>Duration 00:00:03.00 <text:s/>51</text:span></text:p>
      <text:p text:style-name="P1">#Visiblement,</text:p>
      <text:p text:style-name="P1">il n'a aucune envie de dormir.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1">#É le Dr Viola, un des plus grands</text:p>
      <text:p text:style-name="P1">experts mondiaux du sommeil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#qui menait cette expérience.#</text:p>
      <text:p text:style-name="P1"/>
      <text:p text:style-name="Texte_20_brut"><text:span text:style-name="T3"><text:s/></text:span><text:span text:style-name="T1">893: 00:47:17.06 00:47:19.05 <text:s/>Duration 00:00:01.24 <text:s/>33</text:span></text:p>
      <text:p text:style-name="P1">#Nous l'avons retrouvé</text:p>
      <text:p text:style-name="P1">il y a quelques semaines#</text:p>
      <text:p text:style-name="P1"/>
      <text:p text:style-name="Texte_20_brut"><text:span text:style-name="T3"><text:s/></text:span><text:span text:style-name="T1">894: 00:47:19.09 00:47:21.03 <text:s/>Duration 00:00:01.19 <text:s/>30</text:span></text:p>
      <text:p text:style-name="P1">#au centre des troubles du sommeil</text:p>
      <text:p text:style-name="P1">de Strasbourg#</text:p>
      <text:p text:style-name="P1"/>
      <text:p text:style-name="Texte_20_brut"><text:soft-page-break/><text:span text:style-name="T3"><text:s/></text:span><text:span text:style-name="T1">895: 00:47:21.07 00:47:22.16 <text:s/>Duration 00:00:01.09 <text:s/>23</text:span></text:p>
      <text:p text:style-name="P1">#avec lequel il collabore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1">#Ici, on est à la pointe</text:p>
      <text:p text:style-name="P1">de la recherche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question lumière e sommeil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t en matière de lumière bleue,</text:p>
      <text:p text:style-name="P1">justement,#</text:p>
      <text:p text:style-name="P1"/>
      <text:p text:style-name="Texte_20_brut"><text:span text:style-name="T3"><text:s/></text:span><text:span text:style-name="T1">899: 00:47:30.22 00:47:32.00 <text:s/>Duration 00:00:01.03 <text:s/>19</text:span></text:p>
      <text:p text:style-name="P1">#quoi de neuf, docteur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Il y a une légère prise de conscience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es différentes marque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i produisent des téléviseurs,</text:p>
      <text:p text:style-name="P1">des smartphones,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1">Malheureusement, aujourd'hui,</text:p>
      <text:p text:style-name="P1">vu la surconsommation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t on peut dire la surexposition</text:p>
      <text:p text:style-name="P1">à tous ces multimé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i sont utilisés</text:p>
      <text:p text:style-name="P1">dès le plus jeune âge,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1">ça reste nettement insuffisant.</text:p>
      <text:p text:style-name="P1"/>
      <text:p text:style-name="Texte_20_brut"><text:span text:style-name="T3"><text:s/></text:span><text:span text:style-name="T1">907: 00:47:54.10 00:47:58.05 <text:s/>Duration 00:00:03.20 <text:s/>65</text:span></text:p>
      <text:p text:style-name="P1">On voit que les perturbations</text:p>
      <text:p text:style-name="P1">de sommeil sont vraiment</text:p>
      <text:p text:style-name="P1"/>
      <text:p text:style-name="Texte_20_brut"><text:span text:style-name="T3"><text:s/></text:span><text:span text:style-name="T1">908: 00:47:58.09 00:48:00.04 <text:s/>Duration 00:00:01.20 <text:s/>31</text:span></text:p>
      <text:p text:style-name="P1">un enjeu majeur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1">et que les gens se plaignent</text:p>
      <text:p text:style-name="P1">de plus en plus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par rapport à leur sommeil.</text:p>
      <text:p text:style-name="P1"/>
      <text:p text:style-name="Texte_20_brut"><text:span text:style-name="T3"><text:s/></text:span><text:span text:style-name="T1">911: 00:48:05.16 00:48:06.17 <text:s/>Duration 00:00:01.01 <text:s/>18</text:span></text:p>
      <text:p text:style-name="P1">#"Un enjeu majeur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<text:soft-page-break/>#car la détérioration de la durée</text:p>
      <text:p text:style-name="P1">et de la qualité de notre sommeil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euvent avoir</text:p>
      <text:p text:style-name="P1">des conséquences dramatiques.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On va avoir des problemas</text:p>
      <text:p text:style-name="P1">liés au diabè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puis des problemas</text:p>
      <text:p text:style-name="P1">au niveau alimentaire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qui vont être liés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1">On va avoir des problemas</text:p>
      <text:p text:style-name="P1">au niveau cardiovasculaire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1">avec des hypertensions</text:p>
      <text:p text:style-name="P1">qui peuvent être associées,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on va avoir des perturbations</text:p>
      <text:p text:style-name="P1">également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i peuvent aboutir à des cancers</text:p>
      <text:p text:style-name="P1">et des choses comme ça.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Les troubles du sommeil seraient</text:p>
      <text:p text:style-name="P1">la nouvelle pathologie du siècle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Ce qui est sûr,#</text:p>
      <text:p text:style-name="P1"/>
      <text:p text:style-name="Texte_20_brut"><text:span text:style-name="T3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#Oreiller intelligent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de de respiration,#</text:p>
      <text:p text:style-name="P1"/>
      <text:p text:style-name="Texte_20_brut"><text:span text:style-name="T3"><text:s/></text:span><text:span text:style-name="T1">926: 00:48:44.18 00:48:48.05 <text:s/>Duration 00:00:03.12 <text:s/>59</text:span></text:p>
      <text:p text:style-name="P1">#ou encore masque induisant</text:p>
      <text:p text:style-name="P1">le sommeil par hypnose.#</text:p>
      <text:p text:style-name="P1"/>
      <text:p text:style-name="Texte_20_brut"><text:span text:style-name="T3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<text:soft-page-break/>#dans le sud de la France.#</text:p>
      <text:p text:style-name="P1"/>
      <text:p text:style-name="Texte_20_brut"><text:span text:style-name="T3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3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pan text:style-name="T3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/>
      <text:p text:style-name="Texte_20_brut"><text:span text:style-name="T3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1">Et d'un coup, on a travaillé</text:p>
      <text:p text:style-name="P1">avec de gros distributeurs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1">qui ont acheté</text:p>
      <text:p text:style-name="P1">des milliers de masques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1">On a fait une très belle croissance</text:p>
      <text:p text:style-name="P1">l'an dernier,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oft-page-break/><text:span text:style-name="T3"><text:s/></text:span><text:span text:style-name="T1">944: 00:49:31.17 00:49:34.06 <text:s/>Duration 00:00:02.14 <text:s/>44</text:span></text:p>
      <text:p text:style-name="P1">en multipliant par 3 ou 4</text:p>
      <text:p text:style-name="P1">notre chiffre d'affaires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t là, on va venir seleiçãoner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/>
      <text:p text:style-name="Texte_20_brut"><text:span text:style-name="T3"><text:s/></text:span><text:span text:style-name="T1">949: 00:49:43.16 00:49:46.13 <text:s/>Duration 00:00:02.22 <text:s/>49</text:span></text:p>
      <text:p text:style-name="P1">#Un programme de 10 minutes</text:p>
      <text:p text:style-name="P1">de préparation au sommeil,#</text:p>
      <text:p text:style-name="P1"/>
      <text:p text:style-name="Texte_20_brut"><text:span text:style-name="T3"><text:s/></text:span><text:span text:style-name="T1">950: 00:49:46.17 00:49:49.17 <text:s/>Duration 00:00:03.00 <text:s/>51</text:span></text:p>
      <text:p text:style-name="P1">#avec voix, vibrations,</text:p>
      <text:p text:style-name="P1">son e lumière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us allez progressivement accéder</text:p>
      <text:p text:style-name="P1">à un état de profonde relaxation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durant lequel votre organisme</text:p>
      <text:p text:style-name="P1">va pouvoir apprendre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pan text:style-name="T3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#Mais il faut aussi signaler#</text:p>
      <text:p text:style-name="P1"/>
      <text:p text:style-name="Texte_20_brut"><text:span text:style-name="T3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/>
      <text:p text:style-name="Texte_20_brut"><text:span text:style-name="T3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<text:soft-page-break/>-En général, é très relaxant.</text:p>
      <text:p text:style-name="P1">-Oui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On peut préparer notre sommeil,</text:p>
      <text:p text:style-name="P1">mais aussi l'ausculter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pan text:style-name="T3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'heures de sommeil,</text:p>
      <text:p text:style-name="P1">un sommeil profond ou léger,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1">d'une part parce que vous allez</text:p>
      <text:p text:style-name="P1">focaliser sur le sommeil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1">et quelque chose qui n'était pas</text:p>
      <text:p text:style-name="P1">problématique avant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1">va devenir un problema,</text:p>
      <text:p text:style-name="P1"/>
      <text:p text:style-name="Texte_20_brut"><text:span text:style-name="T3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pan text:style-name="T3"><text:s/></text:span><text:span text:style-name="T1">975: 00:50:56.07 00:50:58.21 <text:s/>Duration 00:00:02.14 <text:s/>44</text:span></text:p>
      <text:p text:style-name="P1">car il y a eu trop peu</text:p>
      <text:p text:style-name="P1">de sommeil profond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<text:soft-page-break/>et vous allez penser</text:p>
      <text:p text:style-name="P1"/>
      <text:p text:style-name="Texte_20_brut"><text:span text:style-name="T3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de s'adapter à la lumière naturelle.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u cours de la soirée,</text:p>
      <text:p text:style-name="P1">vous allez avoir une diminution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e la lumière du jour,</text:p>
      <text:p text:style-name="P1"/>
      <text:p text:style-name="Texte_20_brut"><text:span text:style-name="T3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t é au cours de la nuit,</text:p>
      <text:p text:style-name="P1"/>
      <text:p text:style-name="Texte_20_brut"><text:span text:style-name="T3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/>
      <text:p text:style-name="Texte_20_brut"><text:span text:style-name="T3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pan text:style-name="T3"><text:s/></text:span><text:span text:style-name="T1">992: 00:51:38.07 00:51:41.13 <text:s/>Duration 00:00:03.06 <text:s/>55</text:span></text:p>
      <text:p text:style-name="P1">#Elle a finalement retrouvé</text:p>
      <text:p text:style-name="P1">un sommeil réparateu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<text:soft-page-break/>#mais ça n'a pas été tout seul.#</text:p>
      <text:p text:style-name="P1"/>
      <text:p text:style-name="Texte_20_brut"><text:span text:style-name="T3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Et puis, c'était vraiment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être dépendante des choses,</text:p>
      <text:p text:style-name="P1"/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1007: 00:52:18.08 00:52:21.06 <text:s/>Duration 00:00:02.23 <text:s/>50</text:p>
      <text:p text:style-name="P1"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><text:soft-page-break/></text:p>
      <text:p text:style-name="P1"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mmeil.#</text:p>
      <text:p text:style-name="P1"/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mmeil d'antan?#</text:p>
      <text:p text:style-name="P1"/>
      <text:p text:style-name="P1">1020: 00:52:51.15 00:52:54.04 <text:s/>Duration 00:00:02.14 <text:s/>44</text:p>
      <text:p text:style-name="P1">#Eh bien, rien n'est moins sûr.#</text:p>
      <text:p text:style-name="P1"/>
      <text:p text:style-name="P1">1021: 00:52:54.09 00:52:55.20 <text:s/>Duration 00:00:01.11 <text:s/>24</text:p>
      <text:p text:style-name="P1">Le problema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/>
      <text:p text:style-name="P1">1023: 00:52:59.21 00:53:02.22 <text:s/>Duration 00:00:03.01 <text:s/>52</text:p>
      <text:p text:style-name="P1">par rapport à notre rythme naturel.</text:p>
      <text:p text:style-name="P1"/>
      <text:p text:style-name="P1">1024: 00:53:03.02 00:53:06.19 <text:s/>Duration 00:00:03.17 <text:s/>63</text:p>
      <text:p text:style-name="P1"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><text:soft-page-break/></text:p>
      <text:p text:style-name="P1">1027: 00:53:14.14 00:53:16.17 <text:s/>Duration 00:00:02.03 <text:s/>36</text:p>
      <text:p text:style-name="P1">qui va forcément perturber</text:p>
      <text:p text:style-name="P1">notre sommeil,</text:p>
      <text:p text:style-name="P1"/>
      <text:p text:style-name="P1">1028: 00:53:16.21 00:53:19.01 <text:s/>Duration 00:00:02.05 <text:s/>37</text:p>
      <text:p text:style-name="P1">et notre durée de sommeil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mmeil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/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mmeil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sur d'autres écrans,</text:p>
      <text:p text:style-name="P1"/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remarques, commentaires,</text:p>
      <text:p text:style-name="P1"/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/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<text:soft-page-break/>1043: 00:54:08.23 00:54:12.20 <text:s/>Duration 00:00:03.22 <text:s/>66</text:p>
      <text:p text:style-name="P1"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4T15:13:47.948000000</dc:date>
    <meta:editing-cycles>36</meta:editing-cycles>
    <meta:editing-duration>PT7H17M22S</meta:editing-duration>
    <meta:generator>LibreOffice/5.4.6.2$Windows_X86_64 LibreOffice_project/4014ce260a04f1026ba855d3b8d91541c224eab8</meta:generator>
    <meta:document-statistic meta:table-count="0" meta:image-count="0" meta:object-count="0" meta:page-count="63" meta:paragraph-count="2688" meta:word-count="13019" meta:character-count="96384" meta:non-whitespace-character-count="82854"/>
  </office:meta>
</office:document-meta>
</file>